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" svg:font-family=".AppleSystemUIFont" style:font-family-generic="swiss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792cm"/>
    </style:style>
    <style:style style:name="co2" style:family="table-column">
      <style:table-column-properties fo:break-before="auto" style:column-width="3.415cm"/>
    </style:style>
    <style:style style:name="co3" style:family="table-column">
      <style:table-column-properties fo:break-before="auto" style:column-width="0.991cm"/>
    </style:style>
    <style:style style:name="co4" style:family="table-column">
      <style:table-column-properties fo:break-before="auto" style:column-width="1cm"/>
    </style:style>
    <style:style style:name="co5" style:family="table-column">
      <style:table-column-properties fo:break-before="auto" style:column-width="1.827cm"/>
    </style:style>
    <style:style style:name="co6" style:family="table-column">
      <style:table-column-properties fo:break-before="auto" style:column-width="5.719cm"/>
    </style:style>
    <style:style style:name="co7" style:family="table-column">
      <style:table-column-properties fo:break-before="auto" style:column-width="2.614cm"/>
    </style:style>
    <style:style style:name="co8" style:family="table-column">
      <style:table-column-properties fo:break-before="auto" style:column-width="2.154cm"/>
    </style:style>
    <style:style style:name="co9" style:family="table-column">
      <style:table-column-properties fo:break-before="auto" style:column-width="6.188cm"/>
    </style:style>
    <style:style style:name="co10" style:family="table-column">
      <style:table-column-properties fo:break-before="auto" style:column-width="2.425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021cm"/>
    </style:style>
    <style:style style:name="co13" style:family="table-column">
      <style:table-column-properties fo:break-before="auto" style:column-width="1.808cm"/>
    </style:style>
    <style:style style:name="co14" style:family="table-column">
      <style:table-column-properties fo:break-before="auto" style:column-width="1.75cm"/>
    </style:style>
    <style:style style:name="co15" style:family="table-column">
      <style:table-column-properties fo:break-before="auto" style:column-width="4.2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737cm" fo:break-before="auto" style:use-optimal-row-height="false"/>
    </style:style>
    <style:style style:name="ro3" style:family="table-row">
      <style:table-row-properties style:row-height="1.44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color="#ff3333" fo:font-weight="bold" style:font-weight-asian="bold" style:font-weight-complex="bold"/>
    </style:style>
    <style:style style:name="ce29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start" fo:margin-left="0cm"/>
    </style:style>
    <style:style style:name="ce30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ackground-color="#cccccc"/>
    </style:style>
    <style:style style:name="ce6" style:family="table-cell" style:parent-style-name="Default">
      <style:table-cell-properties fo:background-color="transparent" fo:wrap-option="wrap" style:vertical-align="top"/>
    </style:style>
    <style:style style:name="ce7" style:family="table-cell" style:parent-style-name="Default">
      <style:table-cell-properties fo:background-color="#cccccc"/>
      <style:text-properties fo:color="#ce181e" fo:font-weight="bold" style:font-weight-asian="bold" style:font-weight-complex="bold"/>
    </style:style>
    <style:style style:name="ce32" style:family="table-cell" style:parent-style-name="Default">
      <style:table-cell-properties fo:background-color="#eeeeee"/>
      <style:text-properties fo:font-weight="normal" style:font-weight-asian="normal" style:font-weight-complex="normal"/>
    </style:style>
    <style:style style:name="ce33" style:family="table-cell" style:parent-style-name="Default">
      <style:table-cell-properties fo:background-color="#cccccc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eeeeee"/>
    </style:style>
    <style:style style:name="ce35" style:family="table-cell" style:parent-style-name="Default">
      <style:table-cell-properties fo:background-color="#cccccc"/>
      <style:text-properties fo:color="#ce181e"/>
    </style:style>
    <style:style style:name="ce36" style:family="table-cell" style:parent-style-name="Default" style:data-style-name="N100">
      <style:table-cell-properties fo:background-color="#cccccc" style:text-align-source="fix" style:repeat-content="false" fo:wrap-option="wrap" style:vertical-align="top"/>
      <style:paragraph-properties fo:text-align="start" fo:margin-left="0cm"/>
    </style:style>
    <style:style style:name="ce55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color="#ff3333" fo:font-weight="bold" style:font-weight-asian="bold" style:font-weight-complex="bold"/>
    </style:style>
    <style:style style:name="ce57" style:family="table-cell" style:parent-style-name="Default" style:data-style-name="N100">
      <style:table-cell-properties fo:background-color="#cccccc"/>
      <style:text-properties fo:font-weight="bold" style:font-weight-asian="bold" style:font-weight-complex="bold"/>
    </style:style>
    <style:style style:name="ce58" style:family="table-cell" style:parent-style-name="Default" style:data-style-name="N100">
      <style:table-cell-properties fo:background-color="transparent"/>
      <style:text-properties fo:font-weight="normal" style:font-weight-asian="normal" style:font-weight-complex="normal"/>
    </style:style>
    <style:style style:name="ce59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60" style:family="table-cell" style:parent-style-name="Default" style:data-style-name="N100"/>
    <style:style style:name="ce6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use-window-font-color="true"/>
    </style:style>
    <style:style style:name="ce56" style:family="table-cell" style:parent-style-name="Default" style:data-style-name="N100">
      <style:table-cell-properties fo:background-color="#cccccc" style:text-align-source="fix" style:repeat-content="false"/>
      <style:paragraph-properties fo:text-align="start" fo:margin-left="0cm"/>
    </style:style>
    <style:style style:name="ce62" style:family="table-cell" style:parent-style-name="Default">
      <style:text-properties style:use-window-font-color="true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 fo:font-weight="bold" style:font-weight-asian="bold" style:font-weight-complex="bold"/>
    </style:style>
    <style:style style:name="ce64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table.consta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ce59"/>
        <table:table-column table:style-name="co14" table:default-cell-style-name="Default"/>
        <table:table-column table:style-name="co15" table:default-cell-style-name="Default"/>
        <table:table-column table:style-name="co11" table:number-columns-repeated="16352" table:default-cell-style-name="Default"/>
        <table:table-row table:style-name="ro1">
          <table:table-cell table:style-name="ce1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SG.NAME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FORMELZEICHEN</text:p>
          </table:table-cell>
          <table:table-cell table:style-name="ce1" office:value-type="string" calcext:value-type="string">
            <text:p>LSG.FORMEL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BEZIEHUNG</text:p>
          </table:table-cell>
          <table:table-cell table:style-name="ce1" office:value-type="string" calcext:value-type="string">
            <text:p>LSG.BEZIEHUNG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WERT</text:p>
          </table:table-cell>
          <table:table-cell table:style-name="ce1" office:value-type="string" calcext:value-type="string">
            <text:p>LSG.WERT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Zeichen</text:p>
          </table:table-cell>
          <table:table-cell table:style-name="ce1" office:value-type="string" calcext:value-type="string">
            <text:p>Beziehung</text:p>
          </table:table-cell>
          <table:table-cell table:style-name="ce55" office:value-type="string" calcext:value-type="string">
            <text:p>Wert</text:p>
          </table:table-cell>
          <table:table-cell table:style-name="ce1" office:value-type="string" calcext:value-type="string">
            <text:p>Einheit</text:p>
          </table:table-cell>
          <table:table-cell table:style-name="ce63" office:value-type="string" calcext:value-type="string">
            <text:p>siunitx</text:p>
          </table:table-cell>
          <table:table-cell table:style-name="ce1" office:value-type="string" calcext:value-type="string">
            <text:p>Anderes</text:p>
          </table:table-cell>
          <table:table-cell table:style-name="ce1" table:number-columns-repeated="993"/>
          <table:table-cell table:number-columns-repeated="15358"/>
        </table:table-row>
        <table:table-row table:style-name="ro2">
          <table:table-cell table:style-name="ce29"/>
          <table:table-cell table:style-name="ce29" office:value-type="string" calcext:value-type="string">
            <text:p>Give the symbol of the physical constant</text:p>
          </table:table-cell>
          <table:table-cell table:style-name="ce29" office:value-type="string" calcext:value-type="string">
            <text:p>Lsg</text:p>
          </table:table-cell>
          <table:table-cell table:style-name="ce29"/>
          <table:table-cell table:style-name="ce29" office:value-type="string" calcext:value-type="string">
            <text:p>Give the name of the constant</text:p>
          </table:table-cell>
          <table:table-cell table:style-name="ce29" office:value-type="string" calcext:value-type="string">
            <text:p>Lsg.</text:p>
          </table:table-cell>
          <table:table-cell table:style-name="ce29"/>
          <table:table-cell table:style-name="ce29" office:value-type="string" calcext:value-type="string">
            <text:p>Which physical constant can be calculated by</text:p>
          </table:table-cell>
          <table:table-cell table:style-name="ce29" office:value-type="string" calcext:value-type="string">
            <text:p>Lsg</text:p>
          </table:table-cell>
          <table:table-cell table:style-name="ce29"/>
          <table:table-cell table:style-name="ce29" office:value-type="string" calcext:value-type="string">
            <text:p>Which physical constant is approximately given by</text:p>
          </table:table-cell>
          <table:table-cell table:style-name="ce29" office:value-type="string" calcext:value-type="string">
            <text:p>Lsg.</text:p>
          </table:table-cell>
          <table:table-cell table:style-name="ce29"/>
          <table:table-cell table:style-name="ce36" table:number-columns-repeated="6"/>
          <table:table-cell table:style-name="ce29" table:number-columns-repeated="994"/>
          <table:table-cell table:number-columns-repeated="15358"/>
        </table:table-row>
        <table:table-row table:style-name="ro1">
          <table:table-cell table:style-name="ce30" office:value-type="string" calcext:value-type="string">
            <text:p>#</text:p>
          </table:table-cell>
          <table:table-cell table:style-name="ce30" office:value-type="string" calcext:value-type="string">
            <text:p># NAME</text:p>
          </table:table-cell>
          <table:table-cell table:style-name="ce30" table:formula="of:=[.C1]" office:value-type="string" office:string-value="LSG.NAME" calcext:value-type="string">
            <text:p>LSG.NAME</text:p>
          </table:table-cell>
          <table:table-cell table:style-name="ce30"/>
          <table:table-cell table:style-name="ce30" table:formula="of:=[.E1]" office:value-type="string" office:string-value="FORMELZEICHEN" calcext:value-type="string">
            <text:p>FORMELZEICHEN</text:p>
          </table:table-cell>
          <table:table-cell table:style-name="ce30" table:formula="of:=[.F1]" office:value-type="string" office:string-value="LSG.FORMEL" calcext:value-type="string">
            <text:p>LSG.FORMEL</text:p>
          </table:table-cell>
          <table:table-cell table:style-name="ce30"/>
          <table:table-cell table:style-name="ce30" table:formula="of:=[.H1]" office:value-type="string" office:string-value="BEZIEHUNG" calcext:value-type="string">
            <text:p>BEZIEHUNG</text:p>
          </table:table-cell>
          <table:table-cell table:style-name="ce30" table:formula="of:=[.I1]" office:value-type="string" office:string-value="LSG.BEZIEHUNG" calcext:value-type="string">
            <text:p>LSG.BEZIEHUNG</text:p>
          </table:table-cell>
          <table:table-cell table:style-name="ce30"/>
          <table:table-cell table:style-name="ce30" table:formula="of:=[.K1]" office:value-type="string" office:string-value="WERT" calcext:value-type="string">
            <text:p>WERT</text:p>
          </table:table-cell>
          <table:table-cell table:style-name="ce30" table:formula="of:=[.L1]" office:value-type="string" office:string-value="LSG.WERT" calcext:value-type="string">
            <text:p>LSG.WERT</text:p>
          </table:table-cell>
          <table:table-cell table:style-name="ce30"/>
          <table:table-cell table:style-name="ce30" table:formula="of:=[.N1]" office:value-type="string" office:string-value="Name" calcext:value-type="string">
            <text:p>Name</text:p>
          </table:table-cell>
          <table:table-cell table:style-name="ce30" table:formula="of:=[.O1]" office:value-type="string" office:string-value="Zeichen" calcext:value-type="string">
            <text:p>Zeichen</text:p>
          </table:table-cell>
          <table:table-cell table:style-name="ce30" table:formula="of:=[.P1]" office:value-type="string" office:string-value="Beziehung" calcext:value-type="string">
            <text:p>Beziehung</text:p>
          </table:table-cell>
          <table:table-cell table:style-name="ce57" table:formula="of:=[.Q1]" office:value-type="string" office:string-value="Wert" calcext:value-type="string">
            <text:p>Wert</text:p>
          </table:table-cell>
          <table:table-cell table:style-name="ce30" table:formula="of:=[.R1]" office:value-type="string" office:string-value="Einheit" calcext:value-type="string">
            <text:p>Einheit</text:p>
          </table:table-cell>
          <table:table-cell table:style-name="ce64" table:formula="of:=[.S1]" office:value-type="string" office:string-value="siunitx" calcext:value-type="string">
            <text:p>siunitx</text:p>
          </table:table-cell>
          <table:table-cell table:style-name="ce64" table:formula="of:=[.T1]" office:value-type="string" office:string-value="Anderes" calcext:value-type="string">
            <text:p>Anderes</text:p>
          </table:table-cell>
          <table:table-cell table:style-name="ce30" table:number-columns-repeated="993"/>
          <table:table-cell table:number-columns-repeated="15358"/>
        </table:table-row>
        <table:table-row table:style-name="ro1">
          <table:table-cell table:style-name="ce31"/>
          <table:table-cell table:style-name="ce28" table:formula="of:=IF([.N4]=&quot;&quot;;&quot;&quot;;[.N4])" office:value-type="string" office:string-value="absolute zero" calcext:value-type="string">
            <text:p>absolute zero</text:p>
          </table:table-cell>
          <table:table-cell table:style-name="ce32"/>
          <table:table-cell table:style-name="ce33"/>
          <table:table-cell table:style-name="ce28" table:formula="of:=IF([.$N4]=&quot;&quot;;&quot;&quot;;CONCATENATE(&quot;$&quot;;[.$O4];&quot;$&quot;))" office:value-type="string" office:string-value="$\SI{0}{\kelvin}$" calcext:value-type="string">
            <text:p>$\SI{0}{\kelvin}$</text:p>
          </table:table-cell>
          <table:table-cell table:style-name="ce28" table:formula="of:=IF([.N4]=&quot;&quot;;&quot;&quot;;[.N4])" office:value-type="string" office:string-value="absolute zero" calcext:value-type="string">
            <text:p>absolute zero</text:p>
          </table:table-cell>
          <table:table-cell table:style-name="ce28"/>
          <table:table-cell table:style-name="ce32"/>
          <table:table-cell table:style-name="ce34"/>
          <table:table-cell table:style-name="ce28"/>
          <table:table-cell table:style-name="ce28" table:formula="of:=IF([.N4]=&quot;&quot;;&quot;&quot;;CONCATENATE(&quot;\SI{&quot;;[.Q4];&quot;}{&quot;;[.S4];&quot;}&quot;))" office:value-type="string" office:string-value="\SI{-273.15}{\celsius}" calcext:value-type="string">
            <text:p>\SI{-273.15}{\celsius}</text:p>
          </table:table-cell>
          <table:table-cell table:style-name="ce28" table:formula="of:=IF([.$N4]=&quot;&quot;;&quot;&quot;;CONCATENATE(&quot;$&quot;;[.$O4];&quot;$&quot;))" office:value-type="string" office:string-value="$\SI{0}{\kelvin}$" calcext:value-type="string">
            <text:p>$\SI{0}{\kelvin}$</text:p>
          </table:table-cell>
          <table:table-cell table:style-name="ce28"/>
          <table:table-cell table:style-name="ce31" office:value-type="string" calcext:value-type="string">
            <text:p>absolute zero</text:p>
          </table:table-cell>
          <table:table-cell table:number-columns-repeated="2" table:style-name="ce31" office:value-type="string" calcext:value-type="string">
            <text:p>\SI{0}{\kelvin}</text:p>
          </table:table-cell>
          <table:table-cell table:style-name="ce58" office:value-type="string" calcext:value-type="string">
            <text:p>-273.15</text:p>
          </table:table-cell>
          <table:table-cell table:style-name="ce31" office:value-type="string" calcext:value-type="string">
            <text:p>°C</text:p>
          </table:table-cell>
          <table:table-cell table:style-name="ce65" office:value-type="string" calcext:value-type="string">
            <text:p>\celsius</text:p>
          </table:table-cell>
          <table:table-cell table:style-name="ce66"/>
          <table:table-cell table:style-name="ce31" table:number-columns-repeated="993"/>
          <table:table-cell table:number-columns-repeated="15358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5]=&quot;&quot;;&quot;&quot;;[.N5])" office:value-type="string" office:string-value="atomic mass unit" calcext:value-type="string">
            <text:p>atomic mass unit</text:p>
          </table:table-cell>
          <table:table-cell table:style-name="ce28" table:formula="of:=IF([.$N5]=&quot;&quot;;&quot;&quot;;CONCATENATE(&quot;$&quot;;[.$O5];&quot;$&quot;))" office:value-type="string" office:string-value="$\SI{1}{\amu}$" calcext:value-type="string">
            <text:p>$\SI{1}{\amu}$</text:p>
          </table:table-cell>
          <table:table-cell table:style-name="ce28"/>
          <table:table-cell table:style-name="ce28" table:formula="of:=IF([.$N5]=&quot;&quot;;&quot;&quot;;CONCATENATE(&quot;$&quot;;[.$O5];&quot;$&quot;))" office:value-type="string" office:string-value="$\SI{1}{\amu}$" calcext:value-type="string">
            <text:p>$\SI{1}{\amu}$</text:p>
          </table:table-cell>
          <table:table-cell table:style-name="ce28" table:formula="of:=IF([.N5]=&quot;&quot;;&quot;&quot;;[.N5])" office:value-type="string" office:string-value="atomic mass unit" calcext:value-type="string">
            <text:p>atomic mass unit</text:p>
          </table:table-cell>
          <table:table-cell table:style-name="ce28"/>
          <table:table-cell table:style-name="ce34" office:value-type="string" calcext:value-type="string">
            <text:p>$\frac{1}{12}\cdot m({}^{12}\text{C})$</text:p>
          </table:table-cell>
          <table:table-cell table:style-name="ce28" table:formula="of:=IF([.$N5]=&quot;&quot;;&quot;&quot;;CONCATENATE(&quot;$&quot;;[.$O5];&quot;$&quot;))" office:value-type="string" office:string-value="$\SI{1}{\amu}$" calcext:value-type="string">
            <text:p>$\SI{1}{\amu}$</text:p>
          </table:table-cell>
          <table:table-cell table:style-name="ce28"/>
          <table:table-cell table:style-name="ce28" table:formula="of:=IF([.N5]=&quot;&quot;;&quot;&quot;;CONCATENATE(&quot;\SI{&quot;;[.Q5];&quot;}{&quot;;[.S5];&quot;}&quot;))" office:value-type="string" office:string-value="\SI{1.66e-27}{\kilogram}" calcext:value-type="string">
            <text:p>\SI{1.66e-27}{\kilogram}</text:p>
          </table:table-cell>
          <table:table-cell table:style-name="ce28" table:formula="of:=IF([.$N5]=&quot;&quot;;&quot;&quot;;CONCATENATE(&quot;$&quot;;[.$O5];&quot;$&quot;))" office:value-type="string" office:string-value="$\SI{1}{\amu}$" calcext:value-type="string">
            <text:p>$\SI{1}{\amu}$</text:p>
          </table:table-cell>
          <table:table-cell table:style-name="ce28"/>
          <table:table-cell office:value-type="string" calcext:value-type="string">
            <text:p>atomic mass unit</text:p>
          </table:table-cell>
          <table:table-cell office:value-type="string" calcext:value-type="string">
            <text:p>\SI{1}{\amu}</text:p>
          </table:table-cell>
          <table:table-cell office:value-type="string" calcext:value-type="string">
            <text:p>m(12C)/12</text:p>
          </table:table-cell>
          <table:table-cell office:value-type="string" calcext:value-type="string">
            <text:p>1.66e-27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\kilogram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6]=&quot;&quot;;&quot;&quot;;[.N6])" office:value-type="string" office:string-value="Avogadro constant" calcext:value-type="string">
            <text:p>Avogadro constant</text:p>
          </table:table-cell>
          <table:table-cell table:style-name="ce28" table:formula="of:=IF([.$N6]=&quot;&quot;;&quot;&quot;;CONCATENATE(&quot;$&quot;;[.$O6];&quot;$&quot;))" office:value-type="string" office:string-value="$N_A$" calcext:value-type="string">
            <text:p>$N_A$</text:p>
          </table:table-cell>
          <table:table-cell table:style-name="ce28"/>
          <table:table-cell table:style-name="ce28" table:formula="of:=IF([.$N6]=&quot;&quot;;&quot;&quot;;CONCATENATE(&quot;$&quot;;[.$O6];&quot;$&quot;))" office:value-type="string" office:string-value="$N_A$" calcext:value-type="string">
            <text:p>$N_A$</text:p>
          </table:table-cell>
          <table:table-cell table:style-name="ce28" table:formula="of:=IF([.N6]=&quot;&quot;;&quot;&quot;;[.N6])" office:value-type="string" office:string-value="Avogadro constant" calcext:value-type="string">
            <text:p>Avogadro constant</text:p>
          </table:table-cell>
          <table:table-cell table:style-name="ce28"/>
          <table:table-cell table:style-name="ce34" table:number-columns-repeated="2"/>
          <table:table-cell table:style-name="ce28"/>
          <table:table-cell table:style-name="ce28" table:formula="of:=IF([.N6]=&quot;&quot;;&quot;&quot;;CONCATENATE(&quot;\SI{&quot;;[.Q6];&quot;}{&quot;;[.S6];&quot;}&quot;))" office:value-type="string" office:string-value="\SI{6.02e23}{\per\mol}" calcext:value-type="string">
            <text:p>\SI{6.02e23}{\per\mol}</text:p>
          </table:table-cell>
          <table:table-cell table:style-name="ce28" table:formula="of:=IF([.$N6]=&quot;&quot;;&quot;&quot;;CONCATENATE(&quot;$&quot;;[.$O6];&quot;$&quot;))" office:value-type="string" office:string-value="$N_A$" calcext:value-type="string">
            <text:p>$N_A$</text:p>
          </table:table-cell>
          <table:table-cell table:style-name="ce28"/>
          <table:table-cell office:value-type="string" calcext:value-type="string">
            <text:p>Avogadro constant</text:p>
          </table:table-cell>
          <table:table-cell office:value-type="string" calcext:value-type="string">
            <text:p>N_A</text:p>
          </table:table-cell>
          <table:table-cell/>
          <table:table-cell table:style-name="ce60" office:value-type="string" calcext:value-type="string">
            <text:p>6.02e23</text:p>
          </table:table-cell>
          <table:table-cell office:value-type="string" calcext:value-type="string">
            <text:p>1 / mol</text:p>
          </table:table-cell>
          <table:table-cell office:value-type="string" calcext:value-type="string">
            <text:p>\per\mol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7]=&quot;&quot;;&quot;&quot;;[.N7])" office:value-type="string" office:string-value="Boltzmann constant" calcext:value-type="string">
            <text:p>Boltzmann constant</text:p>
          </table:table-cell>
          <table:table-cell table:style-name="ce28" table:formula="of:=IF([.$N7]=&quot;&quot;;&quot;&quot;;CONCATENATE(&quot;$&quot;;[.$O7];&quot;$&quot;))" office:value-type="string" office:string-value="$k_B$" calcext:value-type="string">
            <text:p>$k_B$</text:p>
          </table:table-cell>
          <table:table-cell table:style-name="ce28"/>
          <table:table-cell table:style-name="ce28" table:formula="of:=IF([.$N7]=&quot;&quot;;&quot;&quot;;CONCATENATE(&quot;$&quot;;[.$O7];&quot;$&quot;))" office:value-type="string" office:string-value="$k_B$" calcext:value-type="string">
            <text:p>$k_B$</text:p>
          </table:table-cell>
          <table:table-cell table:style-name="ce28" table:formula="of:=IF([.N7]=&quot;&quot;;&quot;&quot;;[.N7])" office:value-type="string" office:string-value="Boltzmann constant" calcext:value-type="string">
            <text:p>Boltzmann constant</text:p>
          </table:table-cell>
          <table:table-cell table:style-name="ce28"/>
          <table:table-cell table:style-name="ce34" table:number-columns-repeated="2"/>
          <table:table-cell table:style-name="ce28"/>
          <table:table-cell table:style-name="ce28" table:formula="of:=IF([.N7]=&quot;&quot;;&quot;&quot;;CONCATENATE(&quot;\SI{&quot;;[.Q7];&quot;}{&quot;;[.S7];&quot;}&quot;))" office:value-type="string" office:string-value="\SI{1.38e-23}{\joule\per\kelvin}" calcext:value-type="string">
            <text:p>\SI{1.38e-23}{\joule\per\kelvin}</text:p>
          </table:table-cell>
          <table:table-cell table:style-name="ce28" table:formula="of:=IF([.$N7]=&quot;&quot;;&quot;&quot;;CONCATENATE(&quot;$&quot;;[.$O7];&quot;$&quot;))" office:value-type="string" office:string-value="$k_B$" calcext:value-type="string">
            <text:p>$k_B$</text:p>
          </table:table-cell>
          <table:table-cell table:style-name="ce28"/>
          <table:table-cell office:value-type="string" calcext:value-type="string">
            <text:p>Boltzmann constant</text:p>
          </table:table-cell>
          <table:table-cell office:value-type="string" calcext:value-type="string">
            <text:p>k_B</text:p>
          </table:table-cell>
          <table:table-cell/>
          <table:table-cell office:value-type="string" calcext:value-type="string">
            <text:p>1.38e-23</text:p>
          </table:table-cell>
          <table:table-cell office:value-type="string" calcext:value-type="string">
            <text:p>J / K</text:p>
          </table:table-cell>
          <table:table-cell office:value-type="string" calcext:value-type="string">
            <text:p>\joule\per\kelvin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8]=&quot;&quot;;&quot;&quot;;[.N8])" office:value-type="string" office:string-value="permittivity of free space" calcext:value-type="string">
            <text:p>permittivity of free space</text:p>
          </table:table-cell>
          <table:table-cell table:style-name="ce28" table:formula="of:=IF([.$N8]=&quot;&quot;;&quot;&quot;;CONCATENATE(&quot;$&quot;;[.$O8];&quot;$&quot;))" office:value-type="string" office:string-value="$\epsilon_0$" calcext:value-type="string">
            <text:p>$\epsilon_0$</text:p>
          </table:table-cell>
          <table:table-cell table:style-name="ce28"/>
          <table:table-cell table:style-name="ce28" table:formula="of:=IF([.$N8]=&quot;&quot;;&quot;&quot;;CONCATENATE(&quot;$&quot;;[.$O8];&quot;$&quot;))" office:value-type="string" office:string-value="$\epsilon_0$" calcext:value-type="string">
            <text:p>$\epsilon_0$</text:p>
          </table:table-cell>
          <table:table-cell table:style-name="ce28" table:formula="of:=IF([.N8]=&quot;&quot;;&quot;&quot;;[.N8])" office:value-type="string" office:string-value="permittivity of free space" calcext:value-type="string">
            <text:p>permittivity of free space</text:p>
          </table:table-cell>
          <table:table-cell table:style-name="ce28"/>
          <table:table-cell table:style-name="ce34" table:number-columns-repeated="2"/>
          <table:table-cell table:style-name="ce28"/>
          <table:table-cell table:style-name="ce28" table:formula="of:=IF([.N8]=&quot;&quot;;&quot;&quot;;CONCATENATE(&quot;\SI{&quot;;[.Q8];&quot;}{&quot;;[.S8];&quot;}&quot;))" office:value-type="string" office:string-value="\SI{8.85e-12}{\ampere\second\per\volt\per\meter}" calcext:value-type="string">
            <text:p>\SI{8.85e-12}{\ampere\second\per\volt\per\meter}</text:p>
          </table:table-cell>
          <table:table-cell table:style-name="ce28" table:formula="of:=IF([.$N8]=&quot;&quot;;&quot;&quot;;CONCATENATE(&quot;$&quot;;[.$O8];&quot;$&quot;))" office:value-type="string" office:string-value="$\epsilon_0$" calcext:value-type="string">
            <text:p>$\epsilon_0$</text:p>
          </table:table-cell>
          <table:table-cell table:style-name="ce28"/>
          <table:table-cell office:value-type="string" calcext:value-type="string">
            <text:p>permittivity of free space</text:p>
          </table:table-cell>
          <table:table-cell office:value-type="string" calcext:value-type="string">
            <text:p>\epsilon_0</text:p>
          </table:table-cell>
          <table:table-cell office:value-type="string" calcext:value-type="string">
            <text:p>1 / <text:s/>μ0 c^2</text:p>
          </table:table-cell>
          <table:table-cell office:value-type="string" calcext:value-type="string">
            <text:p>8.85e-12</text:p>
          </table:table-cell>
          <table:table-cell office:value-type="string" calcext:value-type="string">
            <text:p>As / Vm</text:p>
          </table:table-cell>
          <table:table-cell office:value-type="string" calcext:value-type="string">
            <text:p>\ampere\second\per\volt\per\meter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number-columns-repeated="6"/>
          <table:table-cell table:style-name="ce34" office:value-type="string" calcext:value-type="string">
            <text:p>$\frac{1}{\mu_0 c^2}$</text:p>
          </table:table-cell>
          <table:table-cell table:style-name="ce28" table:formula="of:=IF([.$N9]=&quot;&quot;;&quot;&quot;;CONCATENATE(&quot;$&quot;;[.$O9];&quot;$&quot;))" office:value-type="string" office:string-value="$\epsilon_0$" calcext:value-type="string">
            <text:p>$\epsilon_0$</text:p>
          </table:table-cell>
          <table:table-cell table:style-name="ce28"/>
          <table:table-cell table:style-name="ce34" table:number-columns-repeated="2"/>
          <table:table-cell table:style-name="ce28"/>
          <table:table-cell office:value-type="string" calcext:value-type="string">
            <text:p>permittivity of free space</text:p>
          </table:table-cell>
          <table:table-cell office:value-type="string" calcext:value-type="string">
            <text:p>\epsilon_0</text:p>
          </table:table-cell>
          <table:table-cell office:value-type="string" calcext:value-type="string">
            <text:p>1 / <text:s/>μ0 c^2</text:p>
          </table:table-cell>
          <table:table-cell office:value-type="string" calcext:value-type="string">
            <text:p>8.85e-12</text:p>
          </table:table-cell>
          <table:table-cell office:value-type="string" calcext:value-type="string">
            <text:p>As / Vm</text:p>
          </table:table-cell>
          <table:table-cell office:value-type="string" calcext:value-type="string">
            <text:p>\ampere\second\per\volt\per\meter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10]=&quot;&quot;;&quot;&quot;;[.N10])" office:value-type="string" office:string-value="electron volt" calcext:value-type="string">
            <text:p>electron volt</text:p>
          </table:table-cell>
          <table:table-cell table:style-name="ce28" table:formula="of:=IF([.$N10]=&quot;&quot;;&quot;&quot;;CONCATENATE(&quot;$&quot;;[.$O10];&quot;$&quot;))" office:value-type="string" office:string-value="$\SI{1}{\electronvolt}$" calcext:value-type="string">
            <text:p>$\SI{1}{\electronvolt}$</text:p>
          </table:table-cell>
          <table:table-cell table:style-name="ce28"/>
          <table:table-cell table:style-name="ce28" table:formula="of:=IF([.$N10]=&quot;&quot;;&quot;&quot;;CONCATENATE(&quot;$&quot;;[.$O10];&quot;$&quot;))" office:value-type="string" office:string-value="$\SI{1}{\electronvolt}$" calcext:value-type="string">
            <text:p>$\SI{1}{\electronvolt}$</text:p>
          </table:table-cell>
          <table:table-cell table:style-name="ce28" table:formula="of:=IF([.N10]=&quot;&quot;;&quot;&quot;;[.N10])" office:value-type="string" office:string-value="electron volt" calcext:value-type="string">
            <text:p>electron volt</text:p>
          </table:table-cell>
          <table:table-cell table:style-name="ce28"/>
          <table:table-cell table:style-name="ce34" office:value-type="string" calcext:value-type="string">
            <text:p>$e\cdot\SI{1}{\volt}$</text:p>
          </table:table-cell>
          <table:table-cell table:style-name="ce28" table:formula="of:=IF([.$N10]=&quot;&quot;;&quot;&quot;;CONCATENATE(&quot;$&quot;;[.$O10];&quot;$&quot;))" office:value-type="string" office:string-value="$\SI{1}{\electronvolt}$" calcext:value-type="string">
            <text:p>$\SI{1}{\electronvolt}$</text:p>
          </table:table-cell>
          <table:table-cell table:style-name="ce28"/>
          <table:table-cell table:style-name="ce28" table:formula="of:=IF([.N10]=&quot;&quot;;&quot;&quot;;CONCATENATE(&quot;\SI{&quot;;[.Q10];&quot;}{&quot;;[.S10];&quot;}&quot;))" office:value-type="string" office:string-value="\SI{1.602e-19}{\joule}" calcext:value-type="string">
            <text:p>\SI{1.602e-19}{\joule}</text:p>
          </table:table-cell>
          <table:table-cell table:style-name="ce28" table:formula="of:=IF([.$N10]=&quot;&quot;;&quot;&quot;;CONCATENATE(&quot;$&quot;;[.$O10];&quot;$&quot;))" office:value-type="string" office:string-value="$\SI{1}{\electronvolt}$" calcext:value-type="string">
            <text:p>$\SI{1}{\electronvolt}$</text:p>
          </table:table-cell>
          <table:table-cell table:style-name="ce28"/>
          <table:table-cell office:value-type="string" calcext:value-type="string">
            <text:p>electron volt</text:p>
          </table:table-cell>
          <table:table-cell office:value-type="string" calcext:value-type="string">
            <text:p>\SI{1}{\electronvolt}</text:p>
          </table:table-cell>
          <table:table-cell office:value-type="string" calcext:value-type="string">
            <text:p><text:s text:c="3"/>e * 1V</text:p>
          </table:table-cell>
          <table:table-cell office:value-type="string" calcext:value-type="string">
            <text:p>1.602e-19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\joule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11]=&quot;&quot;;&quot;&quot;;[.N11])" office:value-type="string" office:string-value="elementary charge" calcext:value-type="string">
            <text:p>elementary charge</text:p>
          </table:table-cell>
          <table:table-cell table:style-name="ce28" table:formula="of:=IF([.$N11]=&quot;&quot;;&quot;&quot;;CONCATENATE(&quot;$&quot;;[.$O11];&quot;$&quot;))" office:value-type="string" office:string-value="$e$" calcext:value-type="string">
            <text:p>$e$</text:p>
          </table:table-cell>
          <table:table-cell table:style-name="ce28"/>
          <table:table-cell table:style-name="ce28" table:formula="of:=IF([.$N11]=&quot;&quot;;&quot;&quot;;CONCATENATE(&quot;$&quot;;[.$O11];&quot;$&quot;))" office:value-type="string" office:string-value="$e$" calcext:value-type="string">
            <text:p>$e$</text:p>
          </table:table-cell>
          <table:table-cell table:style-name="ce28" table:formula="of:=IF([.N11]=&quot;&quot;;&quot;&quot;;[.N11])" office:value-type="string" office:string-value="elementary charge" calcext:value-type="string">
            <text:p>elementary charge</text:p>
          </table:table-cell>
          <table:table-cell table:style-name="ce28"/>
          <table:table-cell table:style-name="ce34" table:number-columns-repeated="2"/>
          <table:table-cell table:style-name="ce28"/>
          <table:table-cell table:style-name="ce28" table:formula="of:=IF([.N11]=&quot;&quot;;&quot;&quot;;CONCATENATE(&quot;\SI{&quot;;[.Q11];&quot;}{&quot;;[.S11];&quot;}&quot;))" office:value-type="string" office:string-value="\SI{1.602e-19}{\coulomb}" calcext:value-type="string">
            <text:p>\SI{1.602e-19}{\coulomb}</text:p>
          </table:table-cell>
          <table:table-cell table:style-name="ce28" table:formula="of:=IF([.$N11]=&quot;&quot;;&quot;&quot;;CONCATENATE(&quot;$&quot;;[.$O11];&quot;$&quot;))" office:value-type="string" office:string-value="$e$" calcext:value-type="string">
            <text:p>$e$</text:p>
          </table:table-cell>
          <table:table-cell table:style-name="ce28"/>
          <table:table-cell office:value-type="string" calcext:value-type="string">
            <text:p>elementary charg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 / n</text:p>
          </table:table-cell>
          <table:table-cell office:value-type="string" calcext:value-type="string">
            <text:p>1.602e-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\coulomb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12]=&quot;&quot;;&quot;&quot;;[.N12])" office:value-type="string" office:string-value="Faraday constant" calcext:value-type="string">
            <text:p>Faraday constant</text:p>
          </table:table-cell>
          <table:table-cell table:style-name="ce28" table:formula="of:=IF([.$N12]=&quot;&quot;;&quot;&quot;;CONCATENATE(&quot;$&quot;;[.$O12];&quot;$&quot;))" office:value-type="string" office:string-value="$F$" calcext:value-type="string">
            <text:p>$F$</text:p>
          </table:table-cell>
          <table:table-cell table:style-name="ce28"/>
          <table:table-cell table:style-name="ce28" table:formula="of:=IF([.$N12]=&quot;&quot;;&quot;&quot;;CONCATENATE(&quot;$&quot;;[.$O12];&quot;$&quot;))" office:value-type="string" office:string-value="$F$" calcext:value-type="string">
            <text:p>$F$</text:p>
          </table:table-cell>
          <table:table-cell table:style-name="ce28" table:formula="of:=IF([.N12]=&quot;&quot;;&quot;&quot;;[.N12])" office:value-type="string" office:string-value="Faraday constant" calcext:value-type="string">
            <text:p>Faraday constant</text:p>
          </table:table-cell>
          <table:table-cell table:style-name="ce28"/>
          <table:table-cell table:style-name="ce34" office:value-type="string" calcext:value-type="string">
            <text:p>$N_A\cdot e$</text:p>
          </table:table-cell>
          <table:table-cell table:style-name="ce28" table:formula="of:=IF([.$N12]=&quot;&quot;;&quot;&quot;;CONCATENATE(&quot;$&quot;;[.$O12];&quot;$&quot;))" office:value-type="string" office:string-value="$F$" calcext:value-type="string">
            <text:p>$F$</text:p>
          </table:table-cell>
          <table:table-cell table:style-name="ce28"/>
          <table:table-cell table:style-name="ce28" table:formula="of:=IF([.N12]=&quot;&quot;;&quot;&quot;;CONCATENATE(&quot;\SI{&quot;;[.Q12];&quot;}{&quot;;[.S12];&quot;}&quot;))" office:value-type="string" office:string-value="\SI{96 485,3}{\coulomb\per\mol}" calcext:value-type="string">
            <text:p>\SI{96 485,3}{\coulomb\per\mol}</text:p>
          </table:table-cell>
          <table:table-cell table:style-name="ce28" table:formula="of:=IF([.$N12]=&quot;&quot;;&quot;&quot;;CONCATENATE(&quot;$&quot;;[.$O12];&quot;$&quot;))" office:value-type="string" office:string-value="$F$" calcext:value-type="string">
            <text:p>$F$</text:p>
          </table:table-cell>
          <table:table-cell table:style-name="ce28"/>
          <table:table-cell office:value-type="string" calcext:value-type="string">
            <text:p>Faraday consta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_A * e</text:p>
          </table:table-cell>
          <table:table-cell office:value-type="string" calcext:value-type="string">
            <text:p>96 485,3</text:p>
          </table:table-cell>
          <table:table-cell office:value-type="string" calcext:value-type="string">
            <text:p>C / mol</text:p>
          </table:table-cell>
          <table:table-cell office:value-type="string" calcext:value-type="string">
            <text:p>\coulomb\per\mol</text:p>
          </table:table-cell>
          <table:table-cell table:number-columns-repeated="16352"/>
        </table:table-row>
        <table:table-row table:style-name="ro1">
          <table:table-cell/>
          <table:table-cell table:style-name="ce28" table:formula="of:=IF([.N13]=&quot;&quot;;&quot;&quot;;[.N13])" office:value-type="string" office:string-value="gravity of Earth" calcext:value-type="string">
            <text:p>gravity of Earth</text:p>
          </table:table-cell>
          <table:table-cell table:style-name="ce28" table:formula="of:=IF([.$N13]=&quot;&quot;;&quot;&quot;;CONCATENATE(&quot;$&quot;;[.$O13];&quot;$&quot;))" office:value-type="string" office:string-value="$g$" calcext:value-type="string">
            <text:p>$g$</text:p>
          </table:table-cell>
          <table:table-cell table:style-name="ce28"/>
          <table:table-cell table:style-name="ce28" table:formula="of:=IF([.$N13]=&quot;&quot;;&quot;&quot;;CONCATENATE(&quot;$&quot;;[.$O13];&quot;$&quot;))" office:value-type="string" office:string-value="$g$" calcext:value-type="string">
            <text:p>$g$</text:p>
          </table:table-cell>
          <table:table-cell table:style-name="ce28" table:formula="of:=IF([.N13]=&quot;&quot;;&quot;&quot;;[.N13])" office:value-type="string" office:string-value="gravity of Earth" calcext:value-type="string">
            <text:p>gravity of Earth</text:p>
          </table:table-cell>
          <table:table-cell table:style-name="ce28"/>
          <table:table-cell table:style-name="ce34" table:number-columns-repeated="2"/>
          <table:table-cell table:style-name="ce35"/>
          <table:table-cell table:style-name="ce28" table:formula="of:=IF([.N13]=&quot;&quot;;&quot;&quot;;CONCATENATE(&quot;\SI{&quot;;[.Q13];&quot;}{&quot;;[.S13];&quot;}&quot;))" office:value-type="string" office:string-value="\SI{9.81}{\meter\per\second\squared}" calcext:value-type="string">
            <text:p>\SI{9.81}{\meter\per\second\squared}</text:p>
          </table:table-cell>
          <table:table-cell table:style-name="ce28" table:formula="of:=IF([.$N13]=&quot;&quot;;&quot;&quot;;CONCATENATE(&quot;$&quot;;[.$O13];&quot;$&quot;))" office:value-type="string" office:string-value="$g$" calcext:value-type="string">
            <text:p>$g$</text:p>
          </table:table-cell>
          <table:table-cell table:style-name="ce28"/>
          <table:table-cell office:value-type="string" calcext:value-type="string">
            <text:p>gravity of Earth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amma*mE/rE^2</text:p>
          </table:table-cell>
          <table:table-cell office:value-type="string" calcext:value-type="string">
            <text:p>9.81</text:p>
          </table:table-cell>
          <table:table-cell office:value-type="string" calcext:value-type="string">
            <text:p>m/s^2</text:p>
          </table:table-cell>
          <table:table-cell office:value-type="string" calcext:value-type="string">
            <text:p>\meter\per\second\squared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number-columns-repeated="6"/>
          <table:table-cell table:style-name="ce34" office:value-type="string" calcext:value-type="string">
            <text:p>$\displaystyle{}G\cdot\frac{m_E}{r_E^2}$</text:p>
          </table:table-cell>
          <table:table-cell table:style-name="ce28" table:formula="of:=IF([.$N14]=&quot;&quot;;&quot;&quot;;CONCATENATE(&quot;$&quot;;[.$O14];&quot;$&quot;))" office:value-type="string" office:string-value="$g$" calcext:value-type="string">
            <text:p>$g$</text:p>
          </table:table-cell>
          <table:table-cell table:style-name="ce35" office:value-type="string" calcext:value-type="string">
            <text:p>\footnote{In this context the index $E$ represents the planet Earth.}</text:p>
          </table:table-cell>
          <table:table-cell table:style-name="ce28" table:number-columns-repeated="3"/>
          <table:table-cell office:value-type="string" calcext:value-type="string">
            <text:p>gravity of Earth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amma*mE/rE^2</text:p>
          </table:table-cell>
          <table:table-cell office:value-type="string" calcext:value-type="string">
            <text:p>9.81</text:p>
          </table:table-cell>
          <table:table-cell office:value-type="string" calcext:value-type="string">
            <text:p>m/s^2</text:p>
          </table:table-cell>
          <table:table-cell office:value-type="string" calcext:value-type="string">
            <text:p>\meter\per\second\squared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15]=&quot;&quot;;&quot;&quot;;[.N15])" office:value-type="string" office:string-value="gravitational constant" calcext:value-type="string">
            <text:p>gravitational constant</text:p>
          </table:table-cell>
          <table:table-cell table:style-name="ce28" table:formula="of:=IF([.$N15]=&quot;&quot;;&quot;&quot;;CONCATENATE(&quot;$&quot;;[.$O15];&quot;$&quot;))" office:value-type="string" office:string-value="$G$" calcext:value-type="string">
            <text:p>$G$</text:p>
          </table:table-cell>
          <table:table-cell table:style-name="ce28"/>
          <table:table-cell table:style-name="ce28" table:formula="of:=IF([.$N15]=&quot;&quot;;&quot;&quot;;CONCATENATE(&quot;$&quot;;[.$O15];&quot;$&quot;))" office:value-type="string" office:string-value="$G$" calcext:value-type="string">
            <text:p>$G$</text:p>
          </table:table-cell>
          <table:table-cell table:style-name="ce28" table:formula="of:=IF([.N15]=&quot;&quot;;&quot;&quot;;[.N15])" office:value-type="string" office:string-value="gravitational constant" calcext:value-type="string">
            <text:p>gravitational constant</text:p>
          </table:table-cell>
          <table:table-cell table:style-name="ce28"/>
          <table:table-cell table:style-name="ce34" table:number-columns-repeated="2"/>
          <table:table-cell table:style-name="ce28"/>
          <table:table-cell table:style-name="ce28" table:formula="of:=IF([.N15]=&quot;&quot;;&quot;&quot;;CONCATENATE(&quot;\SI{&quot;;[.Q15];&quot;}{&quot;;[.S15];&quot;}&quot;))" office:value-type="string" office:string-value="\SI{6.67e-11}{\meter\cubed\per\kilogram\per\second\squared}" calcext:value-type="string">
            <text:p>\SI{6.67e-11}{\meter\cubed\per\kilogram\per\second\squared}</text:p>
          </table:table-cell>
          <table:table-cell table:style-name="ce28" table:formula="of:=IF([.$N15]=&quot;&quot;;&quot;&quot;;CONCATENATE(&quot;$&quot;;[.$O15];&quot;$&quot;))" office:value-type="string" office:string-value="$G$" calcext:value-type="string">
            <text:p>$G$</text:p>
          </table:table-cell>
          <table:table-cell table:style-name="ce28"/>
          <table:table-cell office:value-type="string" calcext:value-type="string">
            <text:p>gravitational constant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6.67e-11</text:p>
          </table:table-cell>
          <table:table-cell office:value-type="string" calcext:value-type="string">
            <text:p>m^3/(kg s^2)</text:p>
          </table:table-cell>
          <table:table-cell office:value-type="string" calcext:value-type="string">
            <text:p>\meter\cubed\per\kilogram\per\second\squared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16]=&quot;&quot;;&quot;&quot;;[.N16])" office:value-type="string" office:string-value="speed of light" calcext:value-type="string">
            <text:p>speed of light</text:p>
          </table:table-cell>
          <table:table-cell table:style-name="ce28" table:formula="of:=IF([.$N16]=&quot;&quot;;&quot;&quot;;CONCATENATE(&quot;$&quot;;[.$O16];&quot;$&quot;))" office:value-type="string" office:string-value="$c$" calcext:value-type="string">
            <text:p>$c$</text:p>
          </table:table-cell>
          <table:table-cell table:style-name="ce28"/>
          <table:table-cell table:style-name="ce28" table:formula="of:=IF([.$N16]=&quot;&quot;;&quot;&quot;;CONCATENATE(&quot;$&quot;;[.$O16];&quot;$&quot;))" office:value-type="string" office:string-value="$c$" calcext:value-type="string">
            <text:p>$c$</text:p>
          </table:table-cell>
          <table:table-cell table:style-name="ce28" table:formula="of:=IF([.N16]=&quot;&quot;;&quot;&quot;;[.N16])" office:value-type="string" office:string-value="speed of light" calcext:value-type="string">
            <text:p>speed of light</text:p>
          </table:table-cell>
          <table:table-cell table:style-name="ce28"/>
          <table:table-cell table:style-name="ce34" table:number-columns-repeated="2"/>
          <table:table-cell table:style-name="ce28"/>
          <table:table-cell table:style-name="ce28" table:formula="of:=IF([.N16]=&quot;&quot;;&quot;&quot;;CONCATENATE(&quot;\SI{&quot;;[.Q16];&quot;}{&quot;;[.S16];&quot;}&quot;))" office:value-type="string" office:string-value="\SI{3.00e8}{\meter\per\second}" calcext:value-type="string">
            <text:p>\SI{3.00e8}{\meter\per\second}</text:p>
          </table:table-cell>
          <table:table-cell table:style-name="ce28" table:formula="of:=IF([.$N16]=&quot;&quot;;&quot;&quot;;CONCATENATE(&quot;$&quot;;[.$O16];&quot;$&quot;))" office:value-type="string" office:string-value="$c$" calcext:value-type="string">
            <text:p>$c$</text:p>
          </table:table-cell>
          <table:table-cell table:style-name="ce28"/>
          <table:table-cell office:value-type="string" calcext:value-type="string">
            <text:p>speed of ligh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qrt {1 / ε0 μ0}</text:p>
          </table:table-cell>
          <table:table-cell office:value-type="string" calcext:value-type="string">
            <text:p>3.00e8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\meter\per\second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number-columns-repeated="6"/>
          <table:table-cell table:style-name="ce34" office:value-type="string" calcext:value-type="string">
            <text:p>$\sqrt{\frac{1}{\epsilon_0 \mu_0}}$</text:p>
          </table:table-cell>
          <table:table-cell table:style-name="ce28" table:formula="of:=IF([.$N17]=&quot;&quot;;&quot;&quot;;CONCATENATE(&quot;$&quot;;[.$O17];&quot;$&quot;))" office:value-type="string" office:string-value="$c$" calcext:value-type="string">
            <text:p>$c$</text:p>
          </table:table-cell>
          <table:table-cell table:style-name="ce28"/>
          <table:table-cell table:style-name="ce34" table:number-columns-repeated="2"/>
          <table:table-cell table:style-name="ce28"/>
          <table:table-cell office:value-type="string" calcext:value-type="string">
            <text:p>speed of ligh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qrt {1 / ε0 μ0}</text:p>
          </table:table-cell>
          <table:table-cell office:value-type="string" calcext:value-type="string">
            <text:p>3.00e8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\meter\per\second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18]=&quot;&quot;;&quot;&quot;;[.N18])" office:value-type="string" office:string-value="permeability of free space" calcext:value-type="string">
            <text:p>permeability of free space</text:p>
          </table:table-cell>
          <table:table-cell table:style-name="ce28" table:formula="of:=IF([.$N18]=&quot;&quot;;&quot;&quot;;CONCATENATE(&quot;$&quot;;[.$O18];&quot;$&quot;))" office:value-type="string" office:string-value="$\mu_0$" calcext:value-type="string">
            <text:p>$\mu_0$</text:p>
          </table:table-cell>
          <table:table-cell table:style-name="ce28"/>
          <table:table-cell table:style-name="ce28" table:formula="of:=IF([.$N18]=&quot;&quot;;&quot;&quot;;CONCATENATE(&quot;$&quot;;[.$O18];&quot;$&quot;))" office:value-type="string" office:string-value="$\mu_0$" calcext:value-type="string">
            <text:p>$\mu_0$</text:p>
          </table:table-cell>
          <table:table-cell table:style-name="ce28" table:formula="of:=IF([.N18]=&quot;&quot;;&quot;&quot;;[.N18])" office:value-type="string" office:string-value="permeability of free space" calcext:value-type="string">
            <text:p>permeability of free space</text:p>
          </table:table-cell>
          <table:table-cell table:style-name="ce28"/>
          <table:table-cell table:style-name="ce34" table:number-columns-repeated="2"/>
          <table:table-cell table:style-name="ce28"/>
          <table:table-cell table:style-name="ce28" table:formula="of:=IF([.N18]=&quot;&quot;;&quot;&quot;;CONCATENATE(&quot;\SI{&quot;;[.Q18];&quot;}{&quot;;[.S18];&quot;}&quot;))" office:value-type="string" office:string-value="\SI{1.2566e-6}{\volt\s\per\ampere\per\m}" calcext:value-type="string">
            <text:p>\SI{1.2566e-6}{\volt\s\per\ampere\per\m}</text:p>
          </table:table-cell>
          <table:table-cell table:style-name="ce28" table:formula="of:=IF([.$N18]=&quot;&quot;;&quot;&quot;;CONCATENATE(&quot;$&quot;;[.$O18];&quot;$&quot;))" office:value-type="string" office:string-value="$\mu_0$" calcext:value-type="string">
            <text:p>$\mu_0$</text:p>
          </table:table-cell>
          <table:table-cell table:style-name="ce28"/>
          <table:table-cell office:value-type="string" calcext:value-type="string">
            <text:p>permeability of free space</text:p>
          </table:table-cell>
          <table:table-cell office:value-type="string" calcext:value-type="string">
            <text:p>\mu_0</text:p>
          </table:table-cell>
          <table:table-cell office:value-type="string" calcext:value-type="string">
            <text:p>1 / <text:s/>ε0 c^2</text:p>
          </table:table-cell>
          <table:table-cell table:style-name="ce61" office:value-type="string" calcext:value-type="string">
            <text:p>1.2566e-6</text:p>
          </table:table-cell>
          <table:table-cell table:style-name="ce62" office:value-type="string" calcext:value-type="string">
            <text:p>Vs / Am</text:p>
          </table:table-cell>
          <table:table-cell table:style-name="ce62" office:value-type="string" calcext:value-type="string">
            <text:p>\volt\s\per\ampere\per\m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number-columns-repeated="6"/>
          <table:table-cell table:style-name="ce34" office:value-type="string" calcext:value-type="string">
            <text:p>$\frac{1}{\epsilon_0 c^2}$</text:p>
          </table:table-cell>
          <table:table-cell table:style-name="ce28" table:formula="of:=IF([.$N19]=&quot;&quot;;&quot;&quot;;CONCATENATE(&quot;$&quot;;[.$O19];&quot;$&quot;))" office:value-type="string" office:string-value="$\mu_0$" calcext:value-type="string">
            <text:p>$\mu_0$</text:p>
          </table:table-cell>
          <table:table-cell table:style-name="ce28"/>
          <table:table-cell table:style-name="ce34" table:number-columns-repeated="2"/>
          <table:table-cell table:style-name="ce28"/>
          <table:table-cell office:value-type="string" calcext:value-type="string">
            <text:p>permeability of free space</text:p>
          </table:table-cell>
          <table:table-cell office:value-type="string" calcext:value-type="string">
            <text:p>\mu_0</text:p>
          </table:table-cell>
          <table:table-cell office:value-type="string" calcext:value-type="string">
            <text:p>1 / <text:s/>ε0 c^2</text:p>
          </table:table-cell>
          <table:table-cell table:style-name="ce61" office:value-type="string" calcext:value-type="string">
            <text:p>1.2566e-6</text:p>
          </table:table-cell>
          <table:table-cell table:style-name="ce62" office:value-type="string" calcext:value-type="string">
            <text:p>Vs / Am</text:p>
          </table:table-cell>
          <table:table-cell table:style-name="ce62" office:value-type="string" calcext:value-type="string">
            <text:p>\volt\s\per\ampere\per\m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20]=&quot;&quot;;&quot;&quot;;[.N20])" office:value-type="string" office:string-value="electron mass" calcext:value-type="string">
            <text:p>electron mass</text:p>
          </table:table-cell>
          <table:table-cell table:style-name="ce28" table:formula="of:=IF([.$N20]=&quot;&quot;;&quot;&quot;;CONCATENATE(&quot;$&quot;;[.$O20];&quot;$&quot;))" office:value-type="string" office:string-value="$m_e$" calcext:value-type="string">
            <text:p>$m_e$</text:p>
          </table:table-cell>
          <table:table-cell table:style-name="ce28"/>
          <table:table-cell table:style-name="ce28" table:formula="of:=IF([.$N20]=&quot;&quot;;&quot;&quot;;CONCATENATE(&quot;$&quot;;[.$O20];&quot;$&quot;))" office:value-type="string" office:string-value="$m_e$" calcext:value-type="string">
            <text:p>$m_e$</text:p>
          </table:table-cell>
          <table:table-cell table:style-name="ce28" table:formula="of:=IF([.N20]=&quot;&quot;;&quot;&quot;;[.N20])" office:value-type="string" office:string-value="electron mass" calcext:value-type="string">
            <text:p>electron mass</text:p>
          </table:table-cell>
          <table:table-cell table:style-name="ce28"/>
          <table:table-cell table:style-name="ce34" table:number-columns-repeated="2"/>
          <table:table-cell table:style-name="ce28"/>
          <table:table-cell table:style-name="ce28" table:formula="of:=IF([.N20]=&quot;&quot;;&quot;&quot;;CONCATENATE(&quot;\SI{&quot;;[.Q20];&quot;}{&quot;;[.S20];&quot;}&quot;))" office:value-type="string" office:string-value="\SI{9.11e-31}{\kilogram}" calcext:value-type="string">
            <text:p>\SI{9.11e-31}{\kilogram}</text:p>
          </table:table-cell>
          <table:table-cell table:style-name="ce28" table:formula="of:=IF([.$N20]=&quot;&quot;;&quot;&quot;;CONCATENATE(&quot;$&quot;;[.$O20];&quot;$&quot;))" office:value-type="string" office:string-value="$m_e$" calcext:value-type="string">
            <text:p>$m_e$</text:p>
          </table:table-cell>
          <table:table-cell table:style-name="ce28"/>
          <table:table-cell office:value-type="string" calcext:value-type="string">
            <text:p>electron mass</text:p>
          </table:table-cell>
          <table:table-cell office:value-type="string" calcext:value-type="string">
            <text:p>m_e</text:p>
          </table:table-cell>
          <table:table-cell/>
          <table:table-cell office:value-type="string" calcext:value-type="string">
            <text:p>9.11e-31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\kilogram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21]=&quot;&quot;;&quot;&quot;;[.N21])" office:value-type="string" office:string-value="neutron mass" calcext:value-type="string">
            <text:p>neutron mass</text:p>
          </table:table-cell>
          <table:table-cell table:style-name="ce28" table:formula="of:=IF([.$N21]=&quot;&quot;;&quot;&quot;;CONCATENATE(&quot;$&quot;;[.$O21];&quot;$&quot;))" office:value-type="string" office:string-value="$m_n$" calcext:value-type="string">
            <text:p>$m_n$</text:p>
          </table:table-cell>
          <table:table-cell table:style-name="ce28"/>
          <table:table-cell table:style-name="ce28" table:formula="of:=IF([.$N21]=&quot;&quot;;&quot;&quot;;CONCATENATE(&quot;$&quot;;[.$O21];&quot;$&quot;))" office:value-type="string" office:string-value="$m_n$" calcext:value-type="string">
            <text:p>$m_n$</text:p>
          </table:table-cell>
          <table:table-cell table:style-name="ce28" table:formula="of:=IF([.N21]=&quot;&quot;;&quot;&quot;;[.N21])" office:value-type="string" office:string-value="neutron mass" calcext:value-type="string">
            <text:p>neutron mass</text:p>
          </table:table-cell>
          <table:table-cell table:style-name="ce28"/>
          <table:table-cell table:style-name="ce34" table:number-columns-repeated="2"/>
          <table:table-cell table:style-name="ce28"/>
          <table:table-cell table:style-name="ce28" table:formula="of:=IF([.N21]=&quot;&quot;;&quot;&quot;;CONCATENATE(&quot;\SI{&quot;;[.Q21];&quot;}{&quot;;[.S21];&quot;}&quot;))" office:value-type="string" office:string-value="\SI{1.0087}{\amu}" calcext:value-type="string">
            <text:p>\SI{1.0087}{\amu}</text:p>
          </table:table-cell>
          <table:table-cell table:style-name="ce28" table:formula="of:=IF([.$N21]=&quot;&quot;;&quot;&quot;;CONCATENATE(&quot;$&quot;;[.$O21];&quot;$&quot;))" office:value-type="string" office:string-value="$m_n$" calcext:value-type="string">
            <text:p>$m_n$</text:p>
          </table:table-cell>
          <table:table-cell table:style-name="ce28"/>
          <table:table-cell office:value-type="string" calcext:value-type="string">
            <text:p>neutron mass</text:p>
          </table:table-cell>
          <table:table-cell office:value-type="string" calcext:value-type="string">
            <text:p>m_n</text:p>
          </table:table-cell>
          <table:table-cell/>
          <table:table-cell table:style-name="ce60" office:value-type="float" office:value="1.0087" calcext:value-type="float">
            <text:p>1.008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\amu</text:p>
          </table:table-cell>
          <table:table-cell table:style-name="ce59" office:value-type="string" calcext:value-type="string">
            <text:p>1.675e-27</text:p>
          </table:table-cell>
          <table:table-cell office:value-type="string" calcext:value-type="string">
            <text:p>kg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22]=&quot;&quot;;&quot;&quot;;[.N22])" office:value-type="string" office:string-value="proton mass" calcext:value-type="string">
            <text:p>proton mass</text:p>
          </table:table-cell>
          <table:table-cell table:style-name="ce28" table:formula="of:=IF([.$N22]=&quot;&quot;;&quot;&quot;;CONCATENATE(&quot;$&quot;;[.$O22];&quot;$&quot;))" office:value-type="string" office:string-value="$m_p$" calcext:value-type="string">
            <text:p>$m_p$</text:p>
          </table:table-cell>
          <table:table-cell table:style-name="ce28"/>
          <table:table-cell table:style-name="ce28" table:formula="of:=IF([.$N22]=&quot;&quot;;&quot;&quot;;CONCATENATE(&quot;$&quot;;[.$O22];&quot;$&quot;))" office:value-type="string" office:string-value="$m_p$" calcext:value-type="string">
            <text:p>$m_p$</text:p>
          </table:table-cell>
          <table:table-cell table:style-name="ce28" table:formula="of:=IF([.N22]=&quot;&quot;;&quot;&quot;;[.N22])" office:value-type="string" office:string-value="proton mass" calcext:value-type="string">
            <text:p>proton mass</text:p>
          </table:table-cell>
          <table:table-cell table:style-name="ce28"/>
          <table:table-cell table:style-name="ce34" table:number-columns-repeated="2"/>
          <table:table-cell table:style-name="ce28"/>
          <table:table-cell table:style-name="ce28" table:formula="of:=IF([.N22]=&quot;&quot;;&quot;&quot;;CONCATENATE(&quot;\SI{&quot;;[.Q22];&quot;}{&quot;;[.S22];&quot;}&quot;))" office:value-type="string" office:string-value="\SI{1.0073}{\amu}" calcext:value-type="string">
            <text:p>\SI{1.0073}{\amu}</text:p>
          </table:table-cell>
          <table:table-cell table:style-name="ce28" table:formula="of:=IF([.$N22]=&quot;&quot;;&quot;&quot;;CONCATENATE(&quot;$&quot;;[.$O22];&quot;$&quot;))" office:value-type="string" office:string-value="$m_p$" calcext:value-type="string">
            <text:p>$m_p$</text:p>
          </table:table-cell>
          <table:table-cell table:style-name="ce28"/>
          <table:table-cell office:value-type="string" calcext:value-type="string">
            <text:p>proton mass</text:p>
          </table:table-cell>
          <table:table-cell office:value-type="string" calcext:value-type="string">
            <text:p>m_p</text:p>
          </table:table-cell>
          <table:table-cell/>
          <table:table-cell table:style-name="ce60" office:value-type="float" office:value="1.0073" calcext:value-type="float">
            <text:p>1.0073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\amu</text:p>
          </table:table-cell>
          <table:table-cell table:style-name="ce59" office:value-type="string" calcext:value-type="string">
            <text:p>1.673e-27</text:p>
          </table:table-cell>
          <table:table-cell office:value-type="string" calcext:value-type="string">
            <text:p>kg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23]=&quot;&quot;;&quot;&quot;;[.N23])" office:value-type="string" office:string-value="hydrogen mass" calcext:value-type="string">
            <text:p>hydrogen mass</text:p>
          </table:table-cell>
          <table:table-cell table:style-name="ce28" table:formula="of:=IF([.$N23]=&quot;&quot;;&quot;&quot;;CONCATENATE(&quot;$&quot;;[.$O23];&quot;$&quot;))" office:value-type="string" office:string-value="$m_H$" calcext:value-type="string">
            <text:p>$m_H$</text:p>
          </table:table-cell>
          <table:table-cell table:style-name="ce28"/>
          <table:table-cell table:style-name="ce28" table:formula="of:=IF([.$N23]=&quot;&quot;;&quot;&quot;;CONCATENATE(&quot;$&quot;;[.$O23];&quot;$&quot;))" office:value-type="string" office:string-value="$m_H$" calcext:value-type="string">
            <text:p>$m_H$</text:p>
          </table:table-cell>
          <table:table-cell table:style-name="ce28" table:formula="of:=IF([.N23]=&quot;&quot;;&quot;&quot;;[.N23])" office:value-type="string" office:string-value="hydrogen mass" calcext:value-type="string">
            <text:p>hydrogen mass</text:p>
          </table:table-cell>
          <table:table-cell table:style-name="ce28"/>
          <table:table-cell table:style-name="ce34" table:number-columns-repeated="2"/>
          <table:table-cell table:style-name="ce28"/>
          <table:table-cell table:style-name="ce28" table:formula="of:=IF([.N23]=&quot;&quot;;&quot;&quot;;CONCATENATE(&quot;\SI{&quot;;[.Q23];&quot;}{&quot;;[.S23];&quot;}&quot;))" office:value-type="string" office:string-value="\SI{1.0078}{\amu}" calcext:value-type="string">
            <text:p>\SI{1.0078}{\amu}</text:p>
          </table:table-cell>
          <table:table-cell table:style-name="ce28" table:formula="of:=IF([.$N23]=&quot;&quot;;&quot;&quot;;CONCATENATE(&quot;$&quot;;[.$O23];&quot;$&quot;))" office:value-type="string" office:string-value="$m_H$" calcext:value-type="string">
            <text:p>$m_H$</text:p>
          </table:table-cell>
          <table:table-cell table:style-name="ce28"/>
          <table:table-cell office:value-type="string" calcext:value-type="string">
            <text:p>hydrogen mass</text:p>
          </table:table-cell>
          <table:table-cell office:value-type="string" calcext:value-type="string">
            <text:p>m_H</text:p>
          </table:table-cell>
          <table:table-cell/>
          <table:table-cell office:value-type="string" calcext:value-type="string">
            <text:p>1.007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\amu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24]=&quot;&quot;;&quot;&quot;;[.N24])" office:value-type="string" office:string-value="Planck constant" calcext:value-type="string">
            <text:p>Planck constant</text:p>
          </table:table-cell>
          <table:table-cell table:style-name="ce28" table:formula="of:=IF([.$N24]=&quot;&quot;;&quot;&quot;;CONCATENATE(&quot;$&quot;;[.$O24];&quot;$&quot;))" office:value-type="string" office:string-value="$h$" calcext:value-type="string">
            <text:p>$h$</text:p>
          </table:table-cell>
          <table:table-cell table:style-name="ce28"/>
          <table:table-cell table:style-name="ce28" table:formula="of:=IF([.$N24]=&quot;&quot;;&quot;&quot;;CONCATENATE(&quot;$&quot;;[.$O24];&quot;$&quot;))" office:value-type="string" office:string-value="$h$" calcext:value-type="string">
            <text:p>$h$</text:p>
          </table:table-cell>
          <table:table-cell table:style-name="ce28" table:formula="of:=IF([.N24]=&quot;&quot;;&quot;&quot;;[.N24])" office:value-type="string" office:string-value="Planck constant" calcext:value-type="string">
            <text:p>Planck constant</text:p>
          </table:table-cell>
          <table:table-cell table:style-name="ce28"/>
          <table:table-cell table:style-name="ce34" table:number-columns-repeated="2"/>
          <table:table-cell table:style-name="ce28"/>
          <table:table-cell table:style-name="ce28" table:formula="of:=IF([.N24]=&quot;&quot;;&quot;&quot;;CONCATENATE(&quot;\SI{&quot;;[.Q24];&quot;}{&quot;;[.S24];&quot;}&quot;))" office:value-type="string" office:string-value="\SI{6.626e-34}{\joule\second}" calcext:value-type="string">
            <text:p>\SI{6.626e-34}{\joule\second}</text:p>
          </table:table-cell>
          <table:table-cell table:style-name="ce28" table:formula="of:=IF([.$N24]=&quot;&quot;;&quot;&quot;;CONCATENATE(&quot;$&quot;;[.$O24];&quot;$&quot;))" office:value-type="string" office:string-value="$h$" calcext:value-type="string">
            <text:p>$h$</text:p>
          </table:table-cell>
          <table:table-cell table:style-name="ce28"/>
          <table:table-cell office:value-type="string" calcext:value-type="string">
            <text:p>Planck constant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6.626e-34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\joule\second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25]=&quot;&quot;;&quot;&quot;;[.N25])" office:value-type="string" office:string-value="charge-to-mass ratio of an electron" calcext:value-type="string">
            <text:p>charge-to-mass ratio of an electron</text:p>
          </table:table-cell>
          <table:table-cell table:style-name="ce28" table:formula="of:=IF([.$N25]=&quot;&quot;;&quot;&quot;;CONCATENATE(&quot;$&quot;;[.$O25];&quot;$&quot;))" office:value-type="string" office:string-value="$\frac{e}{m_e}$" calcext:value-type="string">
            <text:p>$\frac{e}{m_e}$</text:p>
          </table:table-cell>
          <table:table-cell table:style-name="ce28"/>
          <table:table-cell table:style-name="ce28" table:formula="of:=IF([.$N25]=&quot;&quot;;&quot;&quot;;CONCATENATE(&quot;$&quot;;[.$O25];&quot;$&quot;))" office:value-type="string" office:string-value="$\frac{e}{m_e}$" calcext:value-type="string">
            <text:p>$\frac{e}{m_e}$</text:p>
          </table:table-cell>
          <table:table-cell table:style-name="ce28" table:formula="of:=IF([.N25]=&quot;&quot;;&quot;&quot;;[.N25])" office:value-type="string" office:string-value="charge-to-mass ratio of an electron" calcext:value-type="string">
            <text:p>charge-to-mass ratio of an electron</text:p>
          </table:table-cell>
          <table:table-cell table:style-name="ce28"/>
          <table:table-cell table:style-name="ce34" office:value-type="string" calcext:value-type="string">
            <text:p>$e / m_e$</text:p>
          </table:table-cell>
          <table:table-cell table:style-name="ce28" table:formula="of:=IF([.N25]=&quot;&quot;;&quot;&quot;;[.N25])" office:value-type="string" office:string-value="charge-to-mass ratio of an electron" calcext:value-type="string">
            <text:p>charge-to-mass ratio of an electron</text:p>
          </table:table-cell>
          <table:table-cell table:style-name="ce28"/>
          <table:table-cell table:style-name="ce28" table:formula="of:=IF([.N25]=&quot;&quot;;&quot;&quot;;CONCATENATE(&quot;\SI{&quot;;[.Q25];&quot;}{&quot;;[.S25];&quot;}&quot;))" office:value-type="string" office:string-value="\SI{1.76e11}{\coulomb\per\kilogram}" calcext:value-type="string">
            <text:p>\SI{1.76e11}{\coulomb\per\kilogram}</text:p>
          </table:table-cell>
          <table:table-cell table:style-name="ce34"/>
          <table:table-cell table:style-name="ce28"/>
          <table:table-cell office:value-type="string" calcext:value-type="string">
            <text:p>charge-to-mass ratio of an electron</text:p>
          </table:table-cell>
          <table:table-cell office:value-type="string" calcext:value-type="string">
            <text:p>\frac{e}{m_e}</text:p>
          </table:table-cell>
          <table:table-cell/>
          <table:table-cell office:value-type="string" calcext:value-type="string">
            <text:p>1.76e11</text:p>
          </table:table-cell>
          <table:table-cell office:value-type="string" calcext:value-type="string">
            <text:p>C/ kg </text:p>
          </table:table-cell>
          <table:table-cell office:value-type="string" calcext:value-type="string">
            <text:p>\coulomb\per\kilogram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26]=&quot;&quot;;&quot;&quot;;[.N26])" office:value-type="string" office:string-value="molar gas constant" calcext:value-type="string">
            <text:p>molar gas constant</text:p>
          </table:table-cell>
          <table:table-cell table:style-name="ce28" table:formula="of:=IF([.$N26]=&quot;&quot;;&quot;&quot;;CONCATENATE(&quot;$&quot;;[.$O26];&quot;$&quot;))" office:value-type="string" office:string-value="$R_m$" calcext:value-type="string">
            <text:p>$R_m$</text:p>
          </table:table-cell>
          <table:table-cell table:style-name="ce28"/>
          <table:table-cell table:style-name="ce28" table:formula="of:=IF([.$N26]=&quot;&quot;;&quot;&quot;;CONCATENATE(&quot;$&quot;;[.$O26];&quot;$&quot;))" office:value-type="string" office:string-value="$R_m$" calcext:value-type="string">
            <text:p>$R_m$</text:p>
          </table:table-cell>
          <table:table-cell table:style-name="ce28" table:formula="of:=IF([.N26]=&quot;&quot;;&quot;&quot;;[.N26])" office:value-type="string" office:string-value="molar gas constant" calcext:value-type="string">
            <text:p>molar gas constant</text:p>
          </table:table-cell>
          <table:table-cell table:style-name="ce28"/>
          <table:table-cell table:style-name="ce34" office:value-type="string" calcext:value-type="string">
            <text:p>$N_A\cdot k_B$</text:p>
          </table:table-cell>
          <table:table-cell table:style-name="ce28" table:formula="of:=IF([.$N26]=&quot;&quot;;&quot;&quot;;CONCATENATE(&quot;$&quot;;[.$O26];&quot;$&quot;))" office:value-type="string" office:string-value="$R_m$" calcext:value-type="string">
            <text:p>$R_m$</text:p>
          </table:table-cell>
          <table:table-cell table:style-name="ce28"/>
          <table:table-cell table:style-name="ce28" table:formula="of:=IF([.N26]=&quot;&quot;;&quot;&quot;;CONCATENATE(&quot;\SI{&quot;;[.Q26];&quot;}{&quot;;[.S26];&quot;}&quot;))" office:value-type="string" office:string-value="\SI{8.314}{\joule\per\mol\per\kelvin}" calcext:value-type="string">
            <text:p>\SI{8.314}{\joule\per\mol\per\kelvin}</text:p>
          </table:table-cell>
          <table:table-cell table:style-name="ce28" table:formula="of:=IF([.$N26]=&quot;&quot;;&quot;&quot;;CONCATENATE(&quot;$&quot;;[.$O26];&quot;$&quot;))" office:value-type="string" office:string-value="$R_m$" calcext:value-type="string">
            <text:p>$R_m$</text:p>
          </table:table-cell>
          <table:table-cell table:style-name="ce28"/>
          <table:table-cell office:value-type="string" calcext:value-type="string">
            <text:p>molar gas constant</text:p>
          </table:table-cell>
          <table:table-cell office:value-type="string" calcext:value-type="string">
            <text:p>R_m</text:p>
          </table:table-cell>
          <table:table-cell office:value-type="string" calcext:value-type="string">
            <text:p>N_A * k_B</text:p>
          </table:table-cell>
          <table:table-cell office:value-type="string" calcext:value-type="string">
            <text:p>8.314</text:p>
          </table:table-cell>
          <table:table-cell office:value-type="string" calcext:value-type="string">
            <text:p>J/(K kmol)</text:p>
          </table:table-cell>
          <table:table-cell office:value-type="string" calcext:value-type="string">
            <text:p>\joule\per\mol\per\kelvin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27]=&quot;&quot;;&quot;&quot;;[.N27])" office:value-type="string" office:string-value="Rydberg constant" calcext:value-type="string">
            <text:p>Rydberg constant</text:p>
          </table:table-cell>
          <table:table-cell table:style-name="ce28" table:formula="of:=IF([.$N27]=&quot;&quot;;&quot;&quot;;CONCATENATE(&quot;$&quot;;[.$O27];&quot;$&quot;))" office:value-type="string" office:string-value="$R_\infty$" calcext:value-type="string">
            <text:p>$R_\infty$</text:p>
          </table:table-cell>
          <table:table-cell table:style-name="ce28"/>
          <table:table-cell table:style-name="ce28" table:formula="of:=IF([.$N27]=&quot;&quot;;&quot;&quot;;CONCATENATE(&quot;$&quot;;[.$O27];&quot;$&quot;))" office:value-type="string" office:string-value="$R_\infty$" calcext:value-type="string">
            <text:p>$R_\infty$</text:p>
          </table:table-cell>
          <table:table-cell table:style-name="ce28" table:formula="of:=IF([.N27]=&quot;&quot;;&quot;&quot;;[.N27])" office:value-type="string" office:string-value="Rydberg constant" calcext:value-type="string">
            <text:p>Rydberg constant</text:p>
          </table:table-cell>
          <table:table-cell table:style-name="ce28"/>
          <table:table-cell table:style-name="ce34" table:number-columns-repeated="2"/>
          <table:table-cell table:style-name="ce28"/>
          <table:table-cell table:style-name="ce28" table:formula="of:=IF([.N27]=&quot;&quot;;&quot;&quot;;CONCATENATE(&quot;\SI{&quot;;[.Q27];&quot;}{&quot;;[.S27];&quot;}&quot;))" office:value-type="string" office:string-value="\SI{1.097e7}{\per\m}" calcext:value-type="string">
            <text:p>\SI{1.097e7}{\per\m}</text:p>
          </table:table-cell>
          <table:table-cell table:style-name="ce28" table:formula="of:=IF([.$N27]=&quot;&quot;;&quot;&quot;;CONCATENATE(&quot;$&quot;;[.$O27];&quot;$&quot;))" office:value-type="string" office:string-value="$R_\infty$" calcext:value-type="string">
            <text:p>$R_\infty$</text:p>
          </table:table-cell>
          <table:table-cell table:style-name="ce28"/>
          <table:table-cell office:value-type="string" calcext:value-type="string">
            <text:p>Rydberg constant</text:p>
          </table:table-cell>
          <table:table-cell office:value-type="string" calcext:value-type="string">
            <text:p>R_\infty</text:p>
          </table:table-cell>
          <table:table-cell/>
          <table:table-cell office:value-type="string" calcext:value-type="string">
            <text:p>1.097e7</text:p>
          </table:table-cell>
          <table:table-cell office:value-type="string" calcext:value-type="string">
            <text:p>m^-1</text:p>
          </table:table-cell>
          <table:table-cell office:value-type="string" calcext:value-type="string">
            <text:p>\per\m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28]=&quot;&quot;;&quot;&quot;;[.N28])" office:value-type="string" office:string-value="Rydberg frequency" calcext:value-type="string">
            <text:p>Rydberg frequency</text:p>
          </table:table-cell>
          <table:table-cell table:style-name="ce28" table:formula="of:=IF([.$N28]=&quot;&quot;;&quot;&quot;;CONCATENATE(&quot;$&quot;;[.$O28];&quot;$&quot;))" office:value-type="string" office:string-value="$f_R$" calcext:value-type="string">
            <text:p>$f_R$</text:p>
          </table:table-cell>
          <table:table-cell table:style-name="ce28"/>
          <table:table-cell table:style-name="ce28" table:formula="of:=IF([.$N28]=&quot;&quot;;&quot;&quot;;CONCATENATE(&quot;$&quot;;[.$O28];&quot;$&quot;))" office:value-type="string" office:string-value="$f_R$" calcext:value-type="string">
            <text:p>$f_R$</text:p>
          </table:table-cell>
          <table:table-cell table:style-name="ce28" table:formula="of:=IF([.N28]=&quot;&quot;;&quot;&quot;;[.N28])" office:value-type="string" office:string-value="Rydberg frequency" calcext:value-type="string">
            <text:p>Rydberg frequency</text:p>
          </table:table-cell>
          <table:table-cell table:style-name="ce28"/>
          <table:table-cell table:style-name="ce34" table:number-columns-repeated="2"/>
          <table:table-cell table:style-name="ce28"/>
          <table:table-cell table:style-name="ce28" table:formula="of:=IF([.N28]=&quot;&quot;;&quot;&quot;;CONCATENATE(&quot;\SI{&quot;;[.Q28];&quot;}{&quot;;[.S28];&quot;}&quot;))" office:value-type="string" office:string-value="\SI{3.290e15}{\hertz}" calcext:value-type="string">
            <text:p>\SI{3.290e15}{\hertz}</text:p>
          </table:table-cell>
          <table:table-cell table:style-name="ce28" table:formula="of:=IF([.$N28]=&quot;&quot;;&quot;&quot;;CONCATENATE(&quot;$&quot;;[.$O28];&quot;$&quot;))" office:value-type="string" office:string-value="$f_R$" calcext:value-type="string">
            <text:p>$f_R$</text:p>
          </table:table-cell>
          <table:table-cell table:style-name="ce28"/>
          <table:table-cell office:value-type="string" calcext:value-type="string">
            <text:p>Rydberg frequency</text:p>
          </table:table-cell>
          <table:table-cell office:value-type="string" calcext:value-type="string">
            <text:p>f_R</text:p>
          </table:table-cell>
          <table:table-cell/>
          <table:table-cell office:value-type="string" calcext:value-type="string">
            <text:p>3.290e15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\hertz</text:p>
          </table:table-cell>
          <table:table-cell table:number-columns-repeated="16352"/>
        </table:table-row>
        <table:table-row table:style-name="ro1">
          <table:table-cell table:style-name="ce28" office:value-type="string" calcext:value-type="string">
            <text:p>#</text:p>
          </table:table-cell>
          <table:table-cell table:style-name="ce28" table:number-columns-repeated="15"/>
          <table:table-cell table:style-name="ce56"/>
          <table:table-cell table:style-name="ce28" table:number-columns-repeated="16354"/>
        </table:table-row>
        <table:table-row table:style-name="ro1">
          <table:table-cell table:style-name="ce28" office:value-type="string" calcext:value-type="string">
            <text:p>#</text:p>
          </table:table-cell>
          <table:table-cell table:style-name="ce7" office:value-type="string" calcext:value-type="string">
            <text:p>German language support</text:p>
          </table:table-cell>
          <table:table-cell table:style-name="ce28" table:number-columns-repeated="14"/>
          <table:table-cell table:style-name="ce56"/>
          <table:table-cell table:style-name="ce28" table:number-columns-repeated="16354"/>
        </table:table-row>
        <table:table-row table:style-name="ro3">
          <table:table-cell table:style-name="ce6" office:value-type="string" calcext:value-type="string">
            <text:p>#</text:p>
          </table:table-cell>
          <table:table-cell table:style-name="ce6" office:value-type="string" calcext:value-type="string">
            <text:p>Gib das Formelzeichen an für</text:p>
          </table:table-cell>
          <table:table-cell table:style-name="ce6" office:value-type="string" calcext:value-type="string">
            <text:p>Lsg</text:p>
          </table:table-cell>
          <table:table-cell table:style-name="ce6"/>
          <table:table-cell table:style-name="ce6" office:value-type="string" calcext:value-type="string">
            <text:p>Gib den Namen der Konstante an</text:p>
          </table:table-cell>
          <table:table-cell table:style-name="ce6" office:value-type="string" calcext:value-type="string">
            <text:p>Lsg.</text:p>
          </table:table-cell>
          <table:table-cell table:style-name="ce6"/>
          <table:table-cell table:style-name="ce6" office:value-type="string" calcext:value-type="string">
            <text:p>Welche Konstante berechnet sich wie folgt</text:p>
          </table:table-cell>
          <table:table-cell table:style-name="ce6" office:value-type="string" calcext:value-type="string">
            <text:p>Lsg</text:p>
          </table:table-cell>
          <table:table-cell table:style-name="ce6"/>
          <table:table-cell table:style-name="ce6" office:value-type="string" calcext:value-type="string">
            <text:p>Welche Konstante ist hier angegeben</text:p>
          </table:table-cell>
          <table:table-cell table:style-name="ce6" office:value-type="string" calcext:value-type="string">
            <text:p>Lsg.</text:p>
          </table:table-cell>
          <table:table-cell table:style-name="ce6" table:number-columns-repeated="4"/>
          <table:table-cell table:style-name="ce29"/>
          <table:table-cell table:style-name="ce6" table:number-columns-repeated="16354"/>
        </table:table-row>
        <table:table-row table:style-name="ro1">
          <table:table-cell table:style-name="ce31" office:value-type="string" calcext:value-type="string">
            <text:p>#</text:p>
          </table:table-cell>
          <table:table-cell table:style-name="ce28" table:formula="of:=IF([.N32]=&quot;&quot;;&quot;&quot;;[.N32])" office:value-type="string" office:string-value="Absoluter Nullpunkt" calcext:value-type="string">
            <text:p>Absoluter Nullpunkt</text:p>
          </table:table-cell>
          <table:table-cell table:style-name="ce32"/>
          <table:table-cell table:style-name="ce33"/>
          <table:table-cell table:style-name="ce28" table:formula="of:=IF([.$N32]=&quot;&quot;;&quot;&quot;;CONCATENATE(&quot;$&quot;;[.$O32];&quot;$&quot;))" office:value-type="string" office:string-value="$\SI{0}{\kelvin}$" calcext:value-type="string">
            <text:p>$\SI{0}{\kelvin}$</text:p>
          </table:table-cell>
          <table:table-cell table:style-name="ce28" table:formula="of:=IF([.N32]=&quot;&quot;;&quot;&quot;;[.N32])" office:value-type="string" office:string-value="Absoluter Nullpunkt" calcext:value-type="string">
            <text:p>Absoluter Nullpunkt</text:p>
          </table:table-cell>
          <table:table-cell table:style-name="ce28"/>
          <table:table-cell table:style-name="ce32"/>
          <table:table-cell table:style-name="ce34"/>
          <table:table-cell table:style-name="ce28"/>
          <table:table-cell table:style-name="ce28" table:formula="of:=IF([.N32]=&quot;&quot;;&quot;&quot;;CONCATENATE(&quot;\SI{&quot;;[.Q32];&quot;}{&quot;;[.S32];&quot;}&quot;))" office:value-type="string" office:string-value="\SI{-273.15}{\celsius}" calcext:value-type="string">
            <text:p>\SI{-273.15}{\celsius}</text:p>
          </table:table-cell>
          <table:table-cell table:style-name="ce28" table:formula="of:=IF([.$N32]=&quot;&quot;;&quot;&quot;;CONCATENATE(&quot;$&quot;;[.$O32];&quot;$&quot;))" office:value-type="string" office:string-value="$\SI{0}{\kelvin}$" calcext:value-type="string">
            <text:p>$\SI{0}{\kelvin}$</text:p>
          </table:table-cell>
          <table:table-cell table:style-name="ce28"/>
          <table:table-cell table:style-name="ce31" office:value-type="string" calcext:value-type="string">
            <text:p>Absoluter Nullpunkt</text:p>
          </table:table-cell>
          <table:table-cell table:number-columns-repeated="2" table:style-name="ce31" office:value-type="string" calcext:value-type="string">
            <text:p>\SI{0}{\kelvin}</text:p>
          </table:table-cell>
          <table:table-cell table:style-name="ce58" office:value-type="string" calcext:value-type="string">
            <text:p>-273.15</text:p>
          </table:table-cell>
          <table:table-cell table:style-name="ce31" office:value-type="string" calcext:value-type="string">
            <text:p>°C</text:p>
          </table:table-cell>
          <table:table-cell table:style-name="ce65" office:value-type="string" calcext:value-type="string">
            <text:p>\celsius</text:p>
          </table:table-cell>
          <table:table-cell table:style-name="ce66"/>
          <table:table-cell table:style-name="ce31" table:number-columns-repeated="993"/>
          <table:table-cell table:number-columns-repeated="15358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33]=&quot;&quot;;&quot;&quot;;[.N33])" office:value-type="string" office:string-value="Atomare Masseneinheit" calcext:value-type="string">
            <text:p>Atomare Masseneinheit</text:p>
          </table:table-cell>
          <table:table-cell table:style-name="ce28" table:formula="of:=IF([.$N33]=&quot;&quot;;&quot;&quot;;CONCATENATE(&quot;$&quot;;[.$O33];&quot;$&quot;))" office:value-type="string" office:string-value="$\SI{1}{\amu}$" calcext:value-type="string">
            <text:p>$\SI{1}{\amu}$</text:p>
          </table:table-cell>
          <table:table-cell table:style-name="ce28"/>
          <table:table-cell table:style-name="ce28" table:formula="of:=IF([.$N33]=&quot;&quot;;&quot;&quot;;CONCATENATE(&quot;$&quot;;[.$O33];&quot;$&quot;))" office:value-type="string" office:string-value="$\SI{1}{\amu}$" calcext:value-type="string">
            <text:p>$\SI{1}{\amu}$</text:p>
          </table:table-cell>
          <table:table-cell table:style-name="ce28" table:formula="of:=IF([.N33]=&quot;&quot;;&quot;&quot;;[.N33])" office:value-type="string" office:string-value="Atomare Masseneinheit" calcext:value-type="string">
            <text:p>Atomare Masseneinheit</text:p>
          </table:table-cell>
          <table:table-cell table:style-name="ce28"/>
          <table:table-cell table:style-name="ce34" office:value-type="string" calcext:value-type="string">
            <text:p>$\frac{1}{12}\cdot m({}^{12}\text{C})$</text:p>
          </table:table-cell>
          <table:table-cell table:style-name="ce28" table:formula="of:=IF([.$N33]=&quot;&quot;;&quot;&quot;;CONCATENATE(&quot;$&quot;;[.$O33];&quot;$&quot;))" office:value-type="string" office:string-value="$\SI{1}{\amu}$" calcext:value-type="string">
            <text:p>$\SI{1}{\amu}$</text:p>
          </table:table-cell>
          <table:table-cell table:style-name="ce28"/>
          <table:table-cell table:style-name="ce28" table:formula="of:=IF([.N33]=&quot;&quot;;&quot;&quot;;CONCATENATE(&quot;\SI{&quot;;[.Q33];&quot;}{&quot;;[.S33];&quot;}&quot;))" office:value-type="string" office:string-value="\SI{1.66e-27}{\kilogram}" calcext:value-type="string">
            <text:p>\SI{1.66e-27}{\kilogram}</text:p>
          </table:table-cell>
          <table:table-cell table:style-name="ce28" table:formula="of:=IF([.$N33]=&quot;&quot;;&quot;&quot;;CONCATENATE(&quot;$&quot;;[.$O33];&quot;$&quot;))" office:value-type="string" office:string-value="$\SI{1}{\amu}$" calcext:value-type="string">
            <text:p>$\SI{1}{\amu}$</text:p>
          </table:table-cell>
          <table:table-cell table:style-name="ce28"/>
          <table:table-cell office:value-type="string" calcext:value-type="string">
            <text:p>Atomare Masseneinheit</text:p>
          </table:table-cell>
          <table:table-cell office:value-type="string" calcext:value-type="string">
            <text:p>\SI{1}{\amu}</text:p>
          </table:table-cell>
          <table:table-cell office:value-type="string" calcext:value-type="string">
            <text:p>m(12C)/12</text:p>
          </table:table-cell>
          <table:table-cell office:value-type="string" calcext:value-type="string">
            <text:p>1.66e-27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\kilogram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34]=&quot;&quot;;&quot;&quot;;[.N34])" office:value-type="string" office:string-value="Avogadro-Konstante" calcext:value-type="string">
            <text:p>Avogadro-Konstante</text:p>
          </table:table-cell>
          <table:table-cell table:style-name="ce28" table:formula="of:=IF([.$N34]=&quot;&quot;;&quot;&quot;;CONCATENATE(&quot;$&quot;;[.$O34];&quot;$&quot;))" office:value-type="string" office:string-value="$N_A$" calcext:value-type="string">
            <text:p>$N_A$</text:p>
          </table:table-cell>
          <table:table-cell table:style-name="ce28"/>
          <table:table-cell table:style-name="ce28" table:formula="of:=IF([.$N34]=&quot;&quot;;&quot;&quot;;CONCATENATE(&quot;$&quot;;[.$O34];&quot;$&quot;))" office:value-type="string" office:string-value="$N_A$" calcext:value-type="string">
            <text:p>$N_A$</text:p>
          </table:table-cell>
          <table:table-cell table:style-name="ce28" table:formula="of:=IF([.N34]=&quot;&quot;;&quot;&quot;;[.N34])" office:value-type="string" office:string-value="Avogadro-Konstante" calcext:value-type="string">
            <text:p>Avogadro-Konstante</text:p>
          </table:table-cell>
          <table:table-cell table:style-name="ce28"/>
          <table:table-cell table:style-name="ce34" table:number-columns-repeated="2"/>
          <table:table-cell table:style-name="ce28"/>
          <table:table-cell table:style-name="ce28" table:formula="of:=IF([.N34]=&quot;&quot;;&quot;&quot;;CONCATENATE(&quot;\SI{&quot;;[.Q34];&quot;}{&quot;;[.S34];&quot;}&quot;))" office:value-type="string" office:string-value="\SI{6.02e23}{\per\mol}" calcext:value-type="string">
            <text:p>\SI{6.02e23}{\per\mol}</text:p>
          </table:table-cell>
          <table:table-cell table:style-name="ce28" table:formula="of:=IF([.$N34]=&quot;&quot;;&quot;&quot;;CONCATENATE(&quot;$&quot;;[.$O34];&quot;$&quot;))" office:value-type="string" office:string-value="$N_A$" calcext:value-type="string">
            <text:p>$N_A$</text:p>
          </table:table-cell>
          <table:table-cell table:style-name="ce28"/>
          <table:table-cell office:value-type="string" calcext:value-type="string">
            <text:p>Avogadro-Konstante</text:p>
          </table:table-cell>
          <table:table-cell office:value-type="string" calcext:value-type="string">
            <text:p>N_A</text:p>
          </table:table-cell>
          <table:table-cell/>
          <table:table-cell table:style-name="ce60" office:value-type="string" calcext:value-type="string">
            <text:p>6.02e23</text:p>
          </table:table-cell>
          <table:table-cell office:value-type="string" calcext:value-type="string">
            <text:p>1 / mol</text:p>
          </table:table-cell>
          <table:table-cell office:value-type="string" calcext:value-type="string">
            <text:p>\per\mol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35]=&quot;&quot;;&quot;&quot;;[.N35])" office:value-type="string" office:string-value="Boltzmann-Konstante" calcext:value-type="string">
            <text:p>Boltzmann-Konstante</text:p>
          </table:table-cell>
          <table:table-cell table:style-name="ce28" table:formula="of:=IF([.$N35]=&quot;&quot;;&quot;&quot;;CONCATENATE(&quot;$&quot;;[.$O35];&quot;$&quot;))" office:value-type="string" office:string-value="$k_B$" calcext:value-type="string">
            <text:p>$k_B$</text:p>
          </table:table-cell>
          <table:table-cell table:style-name="ce28"/>
          <table:table-cell table:style-name="ce28" table:formula="of:=IF([.$N35]=&quot;&quot;;&quot;&quot;;CONCATENATE(&quot;$&quot;;[.$O35];&quot;$&quot;))" office:value-type="string" office:string-value="$k_B$" calcext:value-type="string">
            <text:p>$k_B$</text:p>
          </table:table-cell>
          <table:table-cell table:style-name="ce28" table:formula="of:=IF([.N35]=&quot;&quot;;&quot;&quot;;[.N35])" office:value-type="string" office:string-value="Boltzmann-Konstante" calcext:value-type="string">
            <text:p>Boltzmann-Konstante</text:p>
          </table:table-cell>
          <table:table-cell table:style-name="ce28"/>
          <table:table-cell table:style-name="ce34" table:number-columns-repeated="2"/>
          <table:table-cell table:style-name="ce28"/>
          <table:table-cell table:style-name="ce28" table:formula="of:=IF([.N35]=&quot;&quot;;&quot;&quot;;CONCATENATE(&quot;\SI{&quot;;[.Q35];&quot;}{&quot;;[.S35];&quot;}&quot;))" office:value-type="string" office:string-value="\SI{1.38e-23}{\joule\per\kelvin}" calcext:value-type="string">
            <text:p>\SI{1.38e-23}{\joule\per\kelvin}</text:p>
          </table:table-cell>
          <table:table-cell table:style-name="ce28" table:formula="of:=IF([.$N35]=&quot;&quot;;&quot;&quot;;CONCATENATE(&quot;$&quot;;[.$O35];&quot;$&quot;))" office:value-type="string" office:string-value="$k_B$" calcext:value-type="string">
            <text:p>$k_B$</text:p>
          </table:table-cell>
          <table:table-cell table:style-name="ce28"/>
          <table:table-cell office:value-type="string" calcext:value-type="string">
            <text:p>Boltzmann-Konstante</text:p>
          </table:table-cell>
          <table:table-cell office:value-type="string" calcext:value-type="string">
            <text:p>k_B</text:p>
          </table:table-cell>
          <table:table-cell/>
          <table:table-cell office:value-type="string" calcext:value-type="string">
            <text:p>1.38e-23</text:p>
          </table:table-cell>
          <table:table-cell office:value-type="string" calcext:value-type="string">
            <text:p>J / K</text:p>
          </table:table-cell>
          <table:table-cell office:value-type="string" calcext:value-type="string">
            <text:p>\joule\per\kelvin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36]=&quot;&quot;;&quot;&quot;;[.N36])" office:value-type="string" office:string-value="Elektrische Feldkonstante" calcext:value-type="string">
            <text:p>Elektrische Feldkonstante</text:p>
          </table:table-cell>
          <table:table-cell table:style-name="ce28" table:formula="of:=IF([.$N36]=&quot;&quot;;&quot;&quot;;CONCATENATE(&quot;$&quot;;[.$O36];&quot;$&quot;))" office:value-type="string" office:string-value="$\epsilon_0$" calcext:value-type="string">
            <text:p>$\epsilon_0$</text:p>
          </table:table-cell>
          <table:table-cell table:style-name="ce28"/>
          <table:table-cell table:style-name="ce28" table:formula="of:=IF([.$N36]=&quot;&quot;;&quot;&quot;;CONCATENATE(&quot;$&quot;;[.$O36];&quot;$&quot;))" office:value-type="string" office:string-value="$\epsilon_0$" calcext:value-type="string">
            <text:p>$\epsilon_0$</text:p>
          </table:table-cell>
          <table:table-cell table:style-name="ce28" table:formula="of:=IF([.N36]=&quot;&quot;;&quot;&quot;;[.N36])" office:value-type="string" office:string-value="Elektrische Feldkonstante" calcext:value-type="string">
            <text:p>Elektrische Feldkonstante</text:p>
          </table:table-cell>
          <table:table-cell table:style-name="ce28"/>
          <table:table-cell table:style-name="ce34" table:number-columns-repeated="2"/>
          <table:table-cell table:style-name="ce28"/>
          <table:table-cell table:style-name="ce28" table:formula="of:=IF([.N36]=&quot;&quot;;&quot;&quot;;CONCATENATE(&quot;\SI{&quot;;[.Q36];&quot;}{&quot;;[.S36];&quot;}&quot;))" office:value-type="string" office:string-value="\SI{8.85e-12}{\ampere\second\per\volt\per\meter}" calcext:value-type="string">
            <text:p>\SI{8.85e-12}{\ampere\second\per\volt\per\meter}</text:p>
          </table:table-cell>
          <table:table-cell table:style-name="ce28" table:formula="of:=IF([.$N36]=&quot;&quot;;&quot;&quot;;CONCATENATE(&quot;$&quot;;[.$O36];&quot;$&quot;))" office:value-type="string" office:string-value="$\epsilon_0$" calcext:value-type="string">
            <text:p>$\epsilon_0$</text:p>
          </table:table-cell>
          <table:table-cell table:style-name="ce28"/>
          <table:table-cell office:value-type="string" calcext:value-type="string">
            <text:p>Elektrische Feldkonstante</text:p>
          </table:table-cell>
          <table:table-cell office:value-type="string" calcext:value-type="string">
            <text:p>\epsilon_0</text:p>
          </table:table-cell>
          <table:table-cell office:value-type="string" calcext:value-type="string">
            <text:p>1 / <text:s/>μ0 c^2</text:p>
          </table:table-cell>
          <table:table-cell office:value-type="string" calcext:value-type="string">
            <text:p>8.85e-12</text:p>
          </table:table-cell>
          <table:table-cell office:value-type="string" calcext:value-type="string">
            <text:p>As / Vm</text:p>
          </table:table-cell>
          <table:table-cell office:value-type="string" calcext:value-type="string">
            <text:p>\ampere\second\per\volt\per\meter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number-columns-repeated="6"/>
          <table:table-cell table:style-name="ce34" office:value-type="string" calcext:value-type="string">
            <text:p>$\frac{1}{\mu_0 c^2}$</text:p>
          </table:table-cell>
          <table:table-cell table:style-name="ce28" table:formula="of:=IF([.$N37]=&quot;&quot;;&quot;&quot;;CONCATENATE(&quot;$&quot;;[.$O37];&quot;$&quot;))" office:value-type="string" office:string-value="$\epsilon_0$" calcext:value-type="string">
            <text:p>$\epsilon_0$</text:p>
          </table:table-cell>
          <table:table-cell table:style-name="ce28"/>
          <table:table-cell table:style-name="ce34" table:number-columns-repeated="2"/>
          <table:table-cell table:style-name="ce28"/>
          <table:table-cell office:value-type="string" calcext:value-type="string">
            <text:p>Elektrische Feldkonstante</text:p>
          </table:table-cell>
          <table:table-cell office:value-type="string" calcext:value-type="string">
            <text:p>\epsilon_0</text:p>
          </table:table-cell>
          <table:table-cell office:value-type="string" calcext:value-type="string">
            <text:p>1 / <text:s/>μ0 c^2</text:p>
          </table:table-cell>
          <table:table-cell office:value-type="string" calcext:value-type="string">
            <text:p>8.85e-12</text:p>
          </table:table-cell>
          <table:table-cell office:value-type="string" calcext:value-type="string">
            <text:p>As / Vm</text:p>
          </table:table-cell>
          <table:table-cell office:value-type="string" calcext:value-type="string">
            <text:p>\ampere\second\per\volt\per\meter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38]=&quot;&quot;;&quot;&quot;;[.N38])" office:value-type="string" office:string-value="Elektronenvolt" calcext:value-type="string">
            <text:p>Elektronenvolt</text:p>
          </table:table-cell>
          <table:table-cell table:style-name="ce28" table:formula="of:=IF([.$N38]=&quot;&quot;;&quot;&quot;;CONCATENATE(&quot;$&quot;;[.$O38];&quot;$&quot;))" office:value-type="string" office:string-value="$\SI{1}{\electronvolt}$" calcext:value-type="string">
            <text:p>$\SI{1}{\electronvolt}$</text:p>
          </table:table-cell>
          <table:table-cell table:style-name="ce28"/>
          <table:table-cell table:style-name="ce28" table:formula="of:=IF([.$N38]=&quot;&quot;;&quot;&quot;;CONCATENATE(&quot;$&quot;;[.$O38];&quot;$&quot;))" office:value-type="string" office:string-value="$\SI{1}{\electronvolt}$" calcext:value-type="string">
            <text:p>$\SI{1}{\electronvolt}$</text:p>
          </table:table-cell>
          <table:table-cell table:style-name="ce28" table:formula="of:=IF([.N38]=&quot;&quot;;&quot;&quot;;[.N38])" office:value-type="string" office:string-value="Elektronenvolt" calcext:value-type="string">
            <text:p>Elektronenvolt</text:p>
          </table:table-cell>
          <table:table-cell table:style-name="ce28"/>
          <table:table-cell table:style-name="ce34" office:value-type="string" calcext:value-type="string">
            <text:p>$e\cdot\SI{1}{\volt}$</text:p>
          </table:table-cell>
          <table:table-cell table:style-name="ce28" table:formula="of:=IF([.$N38]=&quot;&quot;;&quot;&quot;;CONCATENATE(&quot;$&quot;;[.$O38];&quot;$&quot;))" office:value-type="string" office:string-value="$\SI{1}{\electronvolt}$" calcext:value-type="string">
            <text:p>$\SI{1}{\electronvolt}$</text:p>
          </table:table-cell>
          <table:table-cell table:style-name="ce28"/>
          <table:table-cell table:style-name="ce28" table:formula="of:=IF([.N38]=&quot;&quot;;&quot;&quot;;CONCATENATE(&quot;\SI{&quot;;[.Q38];&quot;}{&quot;;[.S38];&quot;}&quot;))" office:value-type="string" office:string-value="\SI{1.602e-19}{\joule}" calcext:value-type="string">
            <text:p>\SI{1.602e-19}{\joule}</text:p>
          </table:table-cell>
          <table:table-cell table:style-name="ce28" table:formula="of:=IF([.$N38]=&quot;&quot;;&quot;&quot;;CONCATENATE(&quot;$&quot;;[.$O38];&quot;$&quot;))" office:value-type="string" office:string-value="$\SI{1}{\electronvolt}$" calcext:value-type="string">
            <text:p>$\SI{1}{\electronvolt}$</text:p>
          </table:table-cell>
          <table:table-cell table:style-name="ce28"/>
          <table:table-cell office:value-type="string" calcext:value-type="string">
            <text:p>Elektronenvolt</text:p>
          </table:table-cell>
          <table:table-cell office:value-type="string" calcext:value-type="string">
            <text:p>\SI{1}{\electronvolt}</text:p>
          </table:table-cell>
          <table:table-cell office:value-type="string" calcext:value-type="string">
            <text:p><text:s text:c="3"/>e * 1V</text:p>
          </table:table-cell>
          <table:table-cell office:value-type="string" calcext:value-type="string">
            <text:p>1.602e-19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\joule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39]=&quot;&quot;;&quot;&quot;;[.N39])" office:value-type="string" office:string-value="Elementarladung" calcext:value-type="string">
            <text:p>Elementarladung</text:p>
          </table:table-cell>
          <table:table-cell table:style-name="ce28" table:formula="of:=IF([.$N39]=&quot;&quot;;&quot;&quot;;CONCATENATE(&quot;$&quot;;[.$O39];&quot;$&quot;))" office:value-type="string" office:string-value="$e$" calcext:value-type="string">
            <text:p>$e$</text:p>
          </table:table-cell>
          <table:table-cell table:style-name="ce28"/>
          <table:table-cell table:style-name="ce28" table:formula="of:=IF([.$N39]=&quot;&quot;;&quot;&quot;;CONCATENATE(&quot;$&quot;;[.$O39];&quot;$&quot;))" office:value-type="string" office:string-value="$e$" calcext:value-type="string">
            <text:p>$e$</text:p>
          </table:table-cell>
          <table:table-cell table:style-name="ce28" table:formula="of:=IF([.N39]=&quot;&quot;;&quot;&quot;;[.N39])" office:value-type="string" office:string-value="Elementarladung" calcext:value-type="string">
            <text:p>Elementarladung</text:p>
          </table:table-cell>
          <table:table-cell table:style-name="ce28"/>
          <table:table-cell table:style-name="ce34" table:number-columns-repeated="2"/>
          <table:table-cell table:style-name="ce28"/>
          <table:table-cell table:style-name="ce28" table:formula="of:=IF([.N39]=&quot;&quot;;&quot;&quot;;CONCATENATE(&quot;\SI{&quot;;[.Q39];&quot;}{&quot;;[.S39];&quot;}&quot;))" office:value-type="string" office:string-value="\SI{1.602e-19}{\coulomb}" calcext:value-type="string">
            <text:p>\SI{1.602e-19}{\coulomb}</text:p>
          </table:table-cell>
          <table:table-cell table:style-name="ce28" table:formula="of:=IF([.$N39]=&quot;&quot;;&quot;&quot;;CONCATENATE(&quot;$&quot;;[.$O39];&quot;$&quot;))" office:value-type="string" office:string-value="$e$" calcext:value-type="string">
            <text:p>$e$</text:p>
          </table:table-cell>
          <table:table-cell table:style-name="ce28"/>
          <table:table-cell office:value-type="string" calcext:value-type="string">
            <text:p>Elementarladun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 / n</text:p>
          </table:table-cell>
          <table:table-cell office:value-type="string" calcext:value-type="string">
            <text:p>1.602e-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\coulomb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40]=&quot;&quot;;&quot;&quot;;[.N40])" office:value-type="string" office:string-value="Faradaykonstante" calcext:value-type="string">
            <text:p>Faradaykonstante</text:p>
          </table:table-cell>
          <table:table-cell table:style-name="ce28" table:formula="of:=IF([.$N40]=&quot;&quot;;&quot;&quot;;CONCATENATE(&quot;$&quot;;[.$O40];&quot;$&quot;))" office:value-type="string" office:string-value="$F$" calcext:value-type="string">
            <text:p>$F$</text:p>
          </table:table-cell>
          <table:table-cell table:style-name="ce28"/>
          <table:table-cell table:style-name="ce28" table:formula="of:=IF([.$N40]=&quot;&quot;;&quot;&quot;;CONCATENATE(&quot;$&quot;;[.$O40];&quot;$&quot;))" office:value-type="string" office:string-value="$F$" calcext:value-type="string">
            <text:p>$F$</text:p>
          </table:table-cell>
          <table:table-cell table:style-name="ce28" table:formula="of:=IF([.N40]=&quot;&quot;;&quot;&quot;;[.N40])" office:value-type="string" office:string-value="Faradaykonstante" calcext:value-type="string">
            <text:p>Faradaykonstante</text:p>
          </table:table-cell>
          <table:table-cell table:style-name="ce28"/>
          <table:table-cell table:style-name="ce34" office:value-type="string" calcext:value-type="string">
            <text:p>$N_A\cdot e$</text:p>
          </table:table-cell>
          <table:table-cell table:style-name="ce28" table:formula="of:=IF([.$N40]=&quot;&quot;;&quot;&quot;;CONCATENATE(&quot;$&quot;;[.$O40];&quot;$&quot;))" office:value-type="string" office:string-value="$F$" calcext:value-type="string">
            <text:p>$F$</text:p>
          </table:table-cell>
          <table:table-cell table:style-name="ce28"/>
          <table:table-cell table:style-name="ce28" table:formula="of:=IF([.N40]=&quot;&quot;;&quot;&quot;;CONCATENATE(&quot;\SI{&quot;;[.Q40];&quot;}{&quot;;[.S40];&quot;}&quot;))" office:value-type="string" office:string-value="\SI{96 485,3}{\coulomb\per\mol}" calcext:value-type="string">
            <text:p>\SI{96 485,3}{\coulomb\per\mol}</text:p>
          </table:table-cell>
          <table:table-cell table:style-name="ce28" table:formula="of:=IF([.$N40]=&quot;&quot;;&quot;&quot;;CONCATENATE(&quot;$&quot;;[.$O40];&quot;$&quot;))" office:value-type="string" office:string-value="$F$" calcext:value-type="string">
            <text:p>$F$</text:p>
          </table:table-cell>
          <table:table-cell table:style-name="ce28"/>
          <table:table-cell office:value-type="string" calcext:value-type="string">
            <text:p>Faradaykonstan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_A * e</text:p>
          </table:table-cell>
          <table:table-cell office:value-type="string" calcext:value-type="string">
            <text:p>96 485,3</text:p>
          </table:table-cell>
          <table:table-cell office:value-type="string" calcext:value-type="string">
            <text:p>C / mol</text:p>
          </table:table-cell>
          <table:table-cell office:value-type="string" calcext:value-type="string">
            <text:p>\coulomb\per\mol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41]=&quot;&quot;;&quot;&quot;;[.N41])" office:value-type="string" office:string-value="Ortsfaktor der Erde" calcext:value-type="string">
            <text:p>Ortsfaktor der Erde</text:p>
          </table:table-cell>
          <table:table-cell table:style-name="ce28" table:formula="of:=IF([.$N41]=&quot;&quot;;&quot;&quot;;CONCATENATE(&quot;$&quot;;[.$O41];&quot;$&quot;))" office:value-type="string" office:string-value="$g$" calcext:value-type="string">
            <text:p>$g$</text:p>
          </table:table-cell>
          <table:table-cell table:style-name="ce28"/>
          <table:table-cell table:style-name="ce28" table:formula="of:=IF([.$N41]=&quot;&quot;;&quot;&quot;;CONCATENATE(&quot;$&quot;;[.$O41];&quot;$&quot;))" office:value-type="string" office:string-value="$g$" calcext:value-type="string">
            <text:p>$g$</text:p>
          </table:table-cell>
          <table:table-cell table:style-name="ce28" table:formula="of:=IF([.N41]=&quot;&quot;;&quot;&quot;;[.N41])" office:value-type="string" office:string-value="Ortsfaktor der Erde" calcext:value-type="string">
            <text:p>Ortsfaktor der Erde</text:p>
          </table:table-cell>
          <table:table-cell table:style-name="ce28"/>
          <table:table-cell table:style-name="ce34" table:number-columns-repeated="2"/>
          <table:table-cell table:style-name="ce35"/>
          <table:table-cell table:style-name="ce28" table:formula="of:=IF([.N41]=&quot;&quot;;&quot;&quot;;CONCATENATE(&quot;\SI{&quot;;[.Q41];&quot;}{&quot;;[.S41];&quot;}&quot;))" office:value-type="string" office:string-value="\SI{9.81}{\meter\per\second\squared}" calcext:value-type="string">
            <text:p>\SI{9.81}{\meter\per\second\squared}</text:p>
          </table:table-cell>
          <table:table-cell table:style-name="ce28" table:formula="of:=IF([.$N41]=&quot;&quot;;&quot;&quot;;CONCATENATE(&quot;$&quot;;[.$O41];&quot;$&quot;))" office:value-type="string" office:string-value="$g$" calcext:value-type="string">
            <text:p>$g$</text:p>
          </table:table-cell>
          <table:table-cell table:style-name="ce28"/>
          <table:table-cell office:value-type="string" calcext:value-type="string">
            <text:p>Ortsfaktor der Erd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amma*mE/rE^2</text:p>
          </table:table-cell>
          <table:table-cell office:value-type="string" calcext:value-type="string">
            <text:p>9.81</text:p>
          </table:table-cell>
          <table:table-cell office:value-type="string" calcext:value-type="string">
            <text:p>m/s^2</text:p>
          </table:table-cell>
          <table:table-cell office:value-type="string" calcext:value-type="string">
            <text:p>\meter\per\second\squared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number-columns-repeated="6"/>
          <table:table-cell table:style-name="ce34" office:value-type="string" calcext:value-type="string">
            <text:p>$\displaystyle\gamma\cdot\frac{m_E}{r_E^2}$</text:p>
          </table:table-cell>
          <table:table-cell table:style-name="ce28" table:formula="of:=IF([.$N42]=&quot;&quot;;&quot;&quot;;CONCATENATE(&quot;$&quot;;[.$O42];&quot;$&quot;))" office:value-type="string" office:string-value="$g$" calcext:value-type="string">
            <text:p>$g$</text:p>
          </table:table-cell>
          <table:table-cell table:style-name="ce35" office:value-type="string" calcext:value-type="string">
            <text:p>\footnote{Der Index $E$ steht im folgenden Ausdruck für den Planeten Erde.}</text:p>
          </table:table-cell>
          <table:table-cell table:style-name="ce28" table:number-columns-repeated="3"/>
          <table:table-cell office:value-type="string" calcext:value-type="string">
            <text:p>Ortsfaktor der Erd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amma*mE/rE^2</text:p>
          </table:table-cell>
          <table:table-cell office:value-type="string" calcext:value-type="string">
            <text:p>9.81</text:p>
          </table:table-cell>
          <table:table-cell office:value-type="string" calcext:value-type="string">
            <text:p>m/s^2</text:p>
          </table:table-cell>
          <table:table-cell office:value-type="string" calcext:value-type="string">
            <text:p>\meter\per\second\squared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43]=&quot;&quot;;&quot;&quot;;[.N43])" office:value-type="string" office:string-value="Gravitationskonstante" calcext:value-type="string">
            <text:p>Gravitationskonstante</text:p>
          </table:table-cell>
          <table:table-cell table:style-name="ce28" table:formula="of:=IF([.$N43]=&quot;&quot;;&quot;&quot;;CONCATENATE(&quot;$&quot;;[.$O43];&quot;$&quot;))" office:value-type="string" office:string-value="$\gamma$" calcext:value-type="string">
            <text:p>$\gamma$</text:p>
          </table:table-cell>
          <table:table-cell table:style-name="ce28"/>
          <table:table-cell table:style-name="ce28" table:formula="of:=IF([.$N43]=&quot;&quot;;&quot;&quot;;CONCATENATE(&quot;$&quot;;[.$O43];&quot;$&quot;))" office:value-type="string" office:string-value="$\gamma$" calcext:value-type="string">
            <text:p>$\gamma$</text:p>
          </table:table-cell>
          <table:table-cell table:style-name="ce28" table:formula="of:=IF([.N43]=&quot;&quot;;&quot;&quot;;[.N43])" office:value-type="string" office:string-value="Gravitationskonstante" calcext:value-type="string">
            <text:p>Gravitationskonstante</text:p>
          </table:table-cell>
          <table:table-cell table:style-name="ce28"/>
          <table:table-cell table:style-name="ce34" table:number-columns-repeated="2"/>
          <table:table-cell table:style-name="ce28"/>
          <table:table-cell table:style-name="ce28" table:formula="of:=IF([.N43]=&quot;&quot;;&quot;&quot;;CONCATENATE(&quot;\SI{&quot;;[.Q43];&quot;}{&quot;;[.S43];&quot;}&quot;))" office:value-type="string" office:string-value="\SI{6.67e-11}{\meter\cubed\per\kilogram\per\second\squared}" calcext:value-type="string">
            <text:p>\SI{6.67e-11}{\meter\cubed\per\kilogram\per\second\squared}</text:p>
          </table:table-cell>
          <table:table-cell table:style-name="ce28" table:formula="of:=IF([.$N43]=&quot;&quot;;&quot;&quot;;CONCATENATE(&quot;$&quot;;[.$O43];&quot;$&quot;))" office:value-type="string" office:string-value="$\gamma$" calcext:value-type="string">
            <text:p>$\gamma$</text:p>
          </table:table-cell>
          <table:table-cell table:style-name="ce28"/>
          <table:table-cell office:value-type="string" calcext:value-type="string">
            <text:p>Gravitationskonstante</text:p>
          </table:table-cell>
          <table:table-cell office:value-type="string" calcext:value-type="string">
            <text:p>\gamma</text:p>
          </table:table-cell>
          <table:table-cell/>
          <table:table-cell office:value-type="string" calcext:value-type="string">
            <text:p>6.67e-11</text:p>
          </table:table-cell>
          <table:table-cell office:value-type="string" calcext:value-type="string">
            <text:p>m^3/(kg s^2)</text:p>
          </table:table-cell>
          <table:table-cell office:value-type="string" calcext:value-type="string">
            <text:p>\meter\cubed\per\kilogram\per\second\squared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44]=&quot;&quot;;&quot;&quot;;[.N44])" office:value-type="string" office:string-value="Lichtgeschwindigkeit" calcext:value-type="string">
            <text:p>Lichtgeschwindigkeit</text:p>
          </table:table-cell>
          <table:table-cell table:style-name="ce28" table:formula="of:=IF([.$N44]=&quot;&quot;;&quot;&quot;;CONCATENATE(&quot;$&quot;;[.$O44];&quot;$&quot;))" office:value-type="string" office:string-value="$c$" calcext:value-type="string">
            <text:p>$c$</text:p>
          </table:table-cell>
          <table:table-cell table:style-name="ce28"/>
          <table:table-cell table:style-name="ce28" table:formula="of:=IF([.$N44]=&quot;&quot;;&quot;&quot;;CONCATENATE(&quot;$&quot;;[.$O44];&quot;$&quot;))" office:value-type="string" office:string-value="$c$" calcext:value-type="string">
            <text:p>$c$</text:p>
          </table:table-cell>
          <table:table-cell table:style-name="ce28" table:formula="of:=IF([.N44]=&quot;&quot;;&quot;&quot;;[.N44])" office:value-type="string" office:string-value="Lichtgeschwindigkeit" calcext:value-type="string">
            <text:p>Lichtgeschwindigkeit</text:p>
          </table:table-cell>
          <table:table-cell table:style-name="ce28"/>
          <table:table-cell table:style-name="ce34" table:number-columns-repeated="2"/>
          <table:table-cell table:style-name="ce28"/>
          <table:table-cell table:style-name="ce28" table:formula="of:=IF([.N44]=&quot;&quot;;&quot;&quot;;CONCATENATE(&quot;\SI{&quot;;[.Q44];&quot;}{&quot;;[.S44];&quot;}&quot;))" office:value-type="string" office:string-value="\SI{3.00e8}{\meter\per\second}" calcext:value-type="string">
            <text:p>\SI{3.00e8}{\meter\per\second}</text:p>
          </table:table-cell>
          <table:table-cell table:style-name="ce28" table:formula="of:=IF([.$N44]=&quot;&quot;;&quot;&quot;;CONCATENATE(&quot;$&quot;;[.$O44];&quot;$&quot;))" office:value-type="string" office:string-value="$c$" calcext:value-type="string">
            <text:p>$c$</text:p>
          </table:table-cell>
          <table:table-cell table:style-name="ce28"/>
          <table:table-cell office:value-type="string" calcext:value-type="string">
            <text:p>Lichtgeschwindigke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qrt {1 / ε0 μ0}</text:p>
          </table:table-cell>
          <table:table-cell office:value-type="string" calcext:value-type="string">
            <text:p>3.00e8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\meter\per\second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number-columns-repeated="6"/>
          <table:table-cell table:style-name="ce34" office:value-type="string" calcext:value-type="string">
            <text:p>$\sqrt{\frac{1}{\epsilon_0 \mu_0}}$</text:p>
          </table:table-cell>
          <table:table-cell table:style-name="ce28" table:formula="of:=IF([.$N45]=&quot;&quot;;&quot;&quot;;CONCATENATE(&quot;$&quot;;[.$O45];&quot;$&quot;))" office:value-type="string" office:string-value="$c$" calcext:value-type="string">
            <text:p>$c$</text:p>
          </table:table-cell>
          <table:table-cell table:style-name="ce28"/>
          <table:table-cell table:style-name="ce34" table:number-columns-repeated="2"/>
          <table:table-cell table:style-name="ce28"/>
          <table:table-cell office:value-type="string" calcext:value-type="string">
            <text:p>Lichtgeschwindigke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qrt {1 / ε0 μ0}</text:p>
          </table:table-cell>
          <table:table-cell office:value-type="string" calcext:value-type="string">
            <text:p>3.00e8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\meter\per\second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46]=&quot;&quot;;&quot;&quot;;[.N46])" office:value-type="string" office:string-value="Magnetische Feldkonstante" calcext:value-type="string">
            <text:p>Magnetische Feldkonstante</text:p>
          </table:table-cell>
          <table:table-cell table:style-name="ce28" table:formula="of:=IF([.$N46]=&quot;&quot;;&quot;&quot;;CONCATENATE(&quot;$&quot;;[.$O46];&quot;$&quot;))" office:value-type="string" office:string-value="$\mu_0$" calcext:value-type="string">
            <text:p>$\mu_0$</text:p>
          </table:table-cell>
          <table:table-cell table:style-name="ce28"/>
          <table:table-cell table:style-name="ce28" table:formula="of:=IF([.$N46]=&quot;&quot;;&quot;&quot;;CONCATENATE(&quot;$&quot;;[.$O46];&quot;$&quot;))" office:value-type="string" office:string-value="$\mu_0$" calcext:value-type="string">
            <text:p>$\mu_0$</text:p>
          </table:table-cell>
          <table:table-cell table:style-name="ce28" table:formula="of:=IF([.N46]=&quot;&quot;;&quot;&quot;;[.N46])" office:value-type="string" office:string-value="Magnetische Feldkonstante" calcext:value-type="string">
            <text:p>Magnetische Feldkonstante</text:p>
          </table:table-cell>
          <table:table-cell table:style-name="ce28"/>
          <table:table-cell table:style-name="ce34" table:number-columns-repeated="2"/>
          <table:table-cell table:style-name="ce28"/>
          <table:table-cell table:style-name="ce28" table:formula="of:=IF([.N46]=&quot;&quot;;&quot;&quot;;CONCATENATE(&quot;\SI{&quot;;[.Q46];&quot;}{&quot;;[.S46];&quot;}&quot;))" office:value-type="string" office:string-value="\SI{1.2566e-6}{\volt\s\per\ampere\per\m}" calcext:value-type="string">
            <text:p>\SI{1.2566e-6}{\volt\s\per\ampere\per\m}</text:p>
          </table:table-cell>
          <table:table-cell table:style-name="ce28" table:formula="of:=IF([.$N46]=&quot;&quot;;&quot;&quot;;CONCATENATE(&quot;$&quot;;[.$O46];&quot;$&quot;))" office:value-type="string" office:string-value="$\mu_0$" calcext:value-type="string">
            <text:p>$\mu_0$</text:p>
          </table:table-cell>
          <table:table-cell table:style-name="ce28"/>
          <table:table-cell office:value-type="string" calcext:value-type="string">
            <text:p>Magnetische Feldkonstante</text:p>
          </table:table-cell>
          <table:table-cell office:value-type="string" calcext:value-type="string">
            <text:p>\mu_0</text:p>
          </table:table-cell>
          <table:table-cell office:value-type="string" calcext:value-type="string">
            <text:p>1 / <text:s/>ε0 c^2</text:p>
          </table:table-cell>
          <table:table-cell table:style-name="ce61" office:value-type="string" calcext:value-type="string">
            <text:p>1.2566e-6</text:p>
          </table:table-cell>
          <table:table-cell table:style-name="ce62" office:value-type="string" calcext:value-type="string">
            <text:p>Vs / Am</text:p>
          </table:table-cell>
          <table:table-cell table:style-name="ce62" office:value-type="string" calcext:value-type="string">
            <text:p>\volt\s\per\ampere\per\m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number-columns-repeated="6"/>
          <table:table-cell table:style-name="ce34" office:value-type="string" calcext:value-type="string">
            <text:p>$\frac{1}{\epsilon_0 c^2}$</text:p>
          </table:table-cell>
          <table:table-cell table:style-name="ce28" table:formula="of:=IF([.$N47]=&quot;&quot;;&quot;&quot;;CONCATENATE(&quot;$&quot;;[.$O47];&quot;$&quot;))" office:value-type="string" office:string-value="$\mu_0$" calcext:value-type="string">
            <text:p>$\mu_0$</text:p>
          </table:table-cell>
          <table:table-cell table:style-name="ce28"/>
          <table:table-cell table:style-name="ce34" table:number-columns-repeated="2"/>
          <table:table-cell table:style-name="ce28"/>
          <table:table-cell office:value-type="string" calcext:value-type="string">
            <text:p>Magnetische Feldkonstante</text:p>
          </table:table-cell>
          <table:table-cell office:value-type="string" calcext:value-type="string">
            <text:p>\mu_0</text:p>
          </table:table-cell>
          <table:table-cell office:value-type="string" calcext:value-type="string">
            <text:p>1 / <text:s/>ε0 c^2</text:p>
          </table:table-cell>
          <table:table-cell table:style-name="ce61" office:value-type="string" calcext:value-type="string">
            <text:p>1.2566e-6</text:p>
          </table:table-cell>
          <table:table-cell table:style-name="ce62" office:value-type="string" calcext:value-type="string">
            <text:p>Vs / Am</text:p>
          </table:table-cell>
          <table:table-cell table:style-name="ce62" office:value-type="string" calcext:value-type="string">
            <text:p>\volt\s\per\ampere\per\m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48]=&quot;&quot;;&quot;&quot;;[.N48])" office:value-type="string" office:string-value="Masse des Elektrons" calcext:value-type="string">
            <text:p>Masse des Elektrons</text:p>
          </table:table-cell>
          <table:table-cell table:style-name="ce28" table:formula="of:=IF([.$N48]=&quot;&quot;;&quot;&quot;;CONCATENATE(&quot;$&quot;;[.$O48];&quot;$&quot;))" office:value-type="string" office:string-value="$m_e$" calcext:value-type="string">
            <text:p>$m_e$</text:p>
          </table:table-cell>
          <table:table-cell table:style-name="ce28"/>
          <table:table-cell table:style-name="ce28" table:formula="of:=IF([.$N48]=&quot;&quot;;&quot;&quot;;CONCATENATE(&quot;$&quot;;[.$O48];&quot;$&quot;))" office:value-type="string" office:string-value="$m_e$" calcext:value-type="string">
            <text:p>$m_e$</text:p>
          </table:table-cell>
          <table:table-cell table:style-name="ce28" table:formula="of:=IF([.N48]=&quot;&quot;;&quot;&quot;;[.N48])" office:value-type="string" office:string-value="Masse des Elektrons" calcext:value-type="string">
            <text:p>Masse des Elektrons</text:p>
          </table:table-cell>
          <table:table-cell table:style-name="ce28"/>
          <table:table-cell table:style-name="ce34" table:number-columns-repeated="2"/>
          <table:table-cell table:style-name="ce28"/>
          <table:table-cell table:style-name="ce28" table:formula="of:=IF([.N48]=&quot;&quot;;&quot;&quot;;CONCATENATE(&quot;\SI{&quot;;[.Q48];&quot;}{&quot;;[.S48];&quot;}&quot;))" office:value-type="string" office:string-value="\SI{9.11e-31}{\kilogram}" calcext:value-type="string">
            <text:p>\SI{9.11e-31}{\kilogram}</text:p>
          </table:table-cell>
          <table:table-cell table:style-name="ce28" table:formula="of:=IF([.$N48]=&quot;&quot;;&quot;&quot;;CONCATENATE(&quot;$&quot;;[.$O48];&quot;$&quot;))" office:value-type="string" office:string-value="$m_e$" calcext:value-type="string">
            <text:p>$m_e$</text:p>
          </table:table-cell>
          <table:table-cell table:style-name="ce28"/>
          <table:table-cell office:value-type="string" calcext:value-type="string">
            <text:p>Masse des Elektrons</text:p>
          </table:table-cell>
          <table:table-cell office:value-type="string" calcext:value-type="string">
            <text:p>m_e</text:p>
          </table:table-cell>
          <table:table-cell/>
          <table:table-cell office:value-type="string" calcext:value-type="string">
            <text:p>9.11e-31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\kilogram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49]=&quot;&quot;;&quot;&quot;;[.N49])" office:value-type="string" office:string-value="Masse des Neutrons" calcext:value-type="string">
            <text:p>Masse des Neutrons</text:p>
          </table:table-cell>
          <table:table-cell table:style-name="ce28" table:formula="of:=IF([.$N49]=&quot;&quot;;&quot;&quot;;CONCATENATE(&quot;$&quot;;[.$O49];&quot;$&quot;))" office:value-type="string" office:string-value="$m_n$" calcext:value-type="string">
            <text:p>$m_n$</text:p>
          </table:table-cell>
          <table:table-cell table:style-name="ce28"/>
          <table:table-cell table:style-name="ce28" table:formula="of:=IF([.$N49]=&quot;&quot;;&quot;&quot;;CONCATENATE(&quot;$&quot;;[.$O49];&quot;$&quot;))" office:value-type="string" office:string-value="$m_n$" calcext:value-type="string">
            <text:p>$m_n$</text:p>
          </table:table-cell>
          <table:table-cell table:style-name="ce28" table:formula="of:=IF([.N49]=&quot;&quot;;&quot;&quot;;[.N49])" office:value-type="string" office:string-value="Masse des Neutrons" calcext:value-type="string">
            <text:p>Masse des Neutrons</text:p>
          </table:table-cell>
          <table:table-cell table:style-name="ce28"/>
          <table:table-cell table:style-name="ce34" table:number-columns-repeated="2"/>
          <table:table-cell table:style-name="ce28"/>
          <table:table-cell table:style-name="ce28" table:formula="of:=IF([.N49]=&quot;&quot;;&quot;&quot;;CONCATENATE(&quot;\SI{&quot;;[.Q49];&quot;}{&quot;;[.S49];&quot;}&quot;))" office:value-type="string" office:string-value="\SI{1.0087}{\amu}" calcext:value-type="string">
            <text:p>\SI{1.0087}{\amu}</text:p>
          </table:table-cell>
          <table:table-cell table:style-name="ce28" table:formula="of:=IF([.$N49]=&quot;&quot;;&quot;&quot;;CONCATENATE(&quot;$&quot;;[.$O49];&quot;$&quot;))" office:value-type="string" office:string-value="$m_n$" calcext:value-type="string">
            <text:p>$m_n$</text:p>
          </table:table-cell>
          <table:table-cell table:style-name="ce28"/>
          <table:table-cell office:value-type="string" calcext:value-type="string">
            <text:p>Masse des Neutrons</text:p>
          </table:table-cell>
          <table:table-cell office:value-type="string" calcext:value-type="string">
            <text:p>m_n</text:p>
          </table:table-cell>
          <table:table-cell/>
          <table:table-cell table:style-name="ce60" office:value-type="float" office:value="1.0087" calcext:value-type="float">
            <text:p>1.008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\amu</text:p>
          </table:table-cell>
          <table:table-cell table:style-name="ce59" office:value-type="string" calcext:value-type="string">
            <text:p>1.675e-27</text:p>
          </table:table-cell>
          <table:table-cell office:value-type="string" calcext:value-type="string">
            <text:p>kg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50]=&quot;&quot;;&quot;&quot;;[.N50])" office:value-type="string" office:string-value="Masse des Protons" calcext:value-type="string">
            <text:p>Masse des Protons</text:p>
          </table:table-cell>
          <table:table-cell table:style-name="ce28" table:formula="of:=IF([.$N50]=&quot;&quot;;&quot;&quot;;CONCATENATE(&quot;$&quot;;[.$O50];&quot;$&quot;))" office:value-type="string" office:string-value="$m_p$" calcext:value-type="string">
            <text:p>$m_p$</text:p>
          </table:table-cell>
          <table:table-cell table:style-name="ce28"/>
          <table:table-cell table:style-name="ce28" table:formula="of:=IF([.$N50]=&quot;&quot;;&quot;&quot;;CONCATENATE(&quot;$&quot;;[.$O50];&quot;$&quot;))" office:value-type="string" office:string-value="$m_p$" calcext:value-type="string">
            <text:p>$m_p$</text:p>
          </table:table-cell>
          <table:table-cell table:style-name="ce28" table:formula="of:=IF([.N50]=&quot;&quot;;&quot;&quot;;[.N50])" office:value-type="string" office:string-value="Masse des Protons" calcext:value-type="string">
            <text:p>Masse des Protons</text:p>
          </table:table-cell>
          <table:table-cell table:style-name="ce28"/>
          <table:table-cell table:style-name="ce34" table:number-columns-repeated="2"/>
          <table:table-cell table:style-name="ce28"/>
          <table:table-cell table:style-name="ce28" table:formula="of:=IF([.N50]=&quot;&quot;;&quot;&quot;;CONCATENATE(&quot;\SI{&quot;;[.Q50];&quot;}{&quot;;[.S50];&quot;}&quot;))" office:value-type="string" office:string-value="\SI{1.0073}{\amu}" calcext:value-type="string">
            <text:p>\SI{1.0073}{\amu}</text:p>
          </table:table-cell>
          <table:table-cell table:style-name="ce28" table:formula="of:=IF([.$N50]=&quot;&quot;;&quot;&quot;;CONCATENATE(&quot;$&quot;;[.$O50];&quot;$&quot;))" office:value-type="string" office:string-value="$m_p$" calcext:value-type="string">
            <text:p>$m_p$</text:p>
          </table:table-cell>
          <table:table-cell table:style-name="ce28"/>
          <table:table-cell office:value-type="string" calcext:value-type="string">
            <text:p>Masse des Protons</text:p>
          </table:table-cell>
          <table:table-cell office:value-type="string" calcext:value-type="string">
            <text:p>m_p</text:p>
          </table:table-cell>
          <table:table-cell/>
          <table:table-cell table:style-name="ce60" office:value-type="float" office:value="1.0073" calcext:value-type="float">
            <text:p>1.0073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\amu</text:p>
          </table:table-cell>
          <table:table-cell table:style-name="ce59" office:value-type="string" calcext:value-type="string">
            <text:p>1.673e-27</text:p>
          </table:table-cell>
          <table:table-cell office:value-type="string" calcext:value-type="string">
            <text:p>kg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51]=&quot;&quot;;&quot;&quot;;[.N51])" office:value-type="string" office:string-value="Masse des Wasserstoffatoms" calcext:value-type="string">
            <text:p>Masse des Wasserstoffatoms</text:p>
          </table:table-cell>
          <table:table-cell table:style-name="ce28" table:formula="of:=IF([.$N51]=&quot;&quot;;&quot;&quot;;CONCATENATE(&quot;$&quot;;[.$O51];&quot;$&quot;))" office:value-type="string" office:string-value="$m_H$" calcext:value-type="string">
            <text:p>$m_H$</text:p>
          </table:table-cell>
          <table:table-cell table:style-name="ce28"/>
          <table:table-cell table:style-name="ce28" table:formula="of:=IF([.$N51]=&quot;&quot;;&quot;&quot;;CONCATENATE(&quot;$&quot;;[.$O51];&quot;$&quot;))" office:value-type="string" office:string-value="$m_H$" calcext:value-type="string">
            <text:p>$m_H$</text:p>
          </table:table-cell>
          <table:table-cell table:style-name="ce28" table:formula="of:=IF([.N51]=&quot;&quot;;&quot;&quot;;[.N51])" office:value-type="string" office:string-value="Masse des Wasserstoffatoms" calcext:value-type="string">
            <text:p>Masse des Wasserstoffatoms</text:p>
          </table:table-cell>
          <table:table-cell table:style-name="ce28"/>
          <table:table-cell table:style-name="ce34" table:number-columns-repeated="2"/>
          <table:table-cell table:style-name="ce28"/>
          <table:table-cell table:style-name="ce28" table:formula="of:=IF([.N51]=&quot;&quot;;&quot;&quot;;CONCATENATE(&quot;\SI{&quot;;[.Q51];&quot;}{&quot;;[.S51];&quot;}&quot;))" office:value-type="string" office:string-value="\SI{1.0078}{\amu}" calcext:value-type="string">
            <text:p>\SI{1.0078}{\amu}</text:p>
          </table:table-cell>
          <table:table-cell table:style-name="ce28" table:formula="of:=IF([.$N51]=&quot;&quot;;&quot;&quot;;CONCATENATE(&quot;$&quot;;[.$O51];&quot;$&quot;))" office:value-type="string" office:string-value="$m_H$" calcext:value-type="string">
            <text:p>$m_H$</text:p>
          </table:table-cell>
          <table:table-cell table:style-name="ce28"/>
          <table:table-cell office:value-type="string" calcext:value-type="string">
            <text:p>Masse des Wasserstoffatoms</text:p>
          </table:table-cell>
          <table:table-cell office:value-type="string" calcext:value-type="string">
            <text:p>m_H</text:p>
          </table:table-cell>
          <table:table-cell/>
          <table:table-cell office:value-type="string" calcext:value-type="string">
            <text:p>1.007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\amu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52]=&quot;&quot;;&quot;&quot;;[.N52])" office:value-type="string" office:string-value="Plancksches Wirkungsquantum" calcext:value-type="string">
            <text:p>Plancksches Wirkungsquantum</text:p>
          </table:table-cell>
          <table:table-cell table:style-name="ce28" table:formula="of:=IF([.$N52]=&quot;&quot;;&quot;&quot;;CONCATENATE(&quot;$&quot;;[.$O52];&quot;$&quot;))" office:value-type="string" office:string-value="$h$" calcext:value-type="string">
            <text:p>$h$</text:p>
          </table:table-cell>
          <table:table-cell table:style-name="ce28"/>
          <table:table-cell table:style-name="ce28" table:formula="of:=IF([.$N52]=&quot;&quot;;&quot;&quot;;CONCATENATE(&quot;$&quot;;[.$O52];&quot;$&quot;))" office:value-type="string" office:string-value="$h$" calcext:value-type="string">
            <text:p>$h$</text:p>
          </table:table-cell>
          <table:table-cell table:style-name="ce28" table:formula="of:=IF([.N52]=&quot;&quot;;&quot;&quot;;[.N52])" office:value-type="string" office:string-value="Plancksches Wirkungsquantum" calcext:value-type="string">
            <text:p>Plancksches Wirkungsquantum</text:p>
          </table:table-cell>
          <table:table-cell table:style-name="ce28"/>
          <table:table-cell table:style-name="ce34" table:number-columns-repeated="2"/>
          <table:table-cell table:style-name="ce28"/>
          <table:table-cell table:style-name="ce28" table:formula="of:=IF([.N52]=&quot;&quot;;&quot;&quot;;CONCATENATE(&quot;\SI{&quot;;[.Q52];&quot;}{&quot;;[.S52];&quot;}&quot;))" office:value-type="string" office:string-value="\SI{6.626e-34}{\joule\second}" calcext:value-type="string">
            <text:p>\SI{6.626e-34}{\joule\second}</text:p>
          </table:table-cell>
          <table:table-cell table:style-name="ce28" table:formula="of:=IF([.$N52]=&quot;&quot;;&quot;&quot;;CONCATENATE(&quot;$&quot;;[.$O52];&quot;$&quot;))" office:value-type="string" office:string-value="$h$" calcext:value-type="string">
            <text:p>$h$</text:p>
          </table:table-cell>
          <table:table-cell table:style-name="ce28"/>
          <table:table-cell office:value-type="string" calcext:value-type="string">
            <text:p>Plancksches Wirkungsquantum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6.626e-34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\joule\second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53]=&quot;&quot;;&quot;&quot;;[.N53])" office:value-type="string" office:string-value="Spezifische Ladung des Elektrons" calcext:value-type="string">
            <text:p>Spezifische Ladung des Elektrons</text:p>
          </table:table-cell>
          <table:table-cell table:style-name="ce28" table:formula="of:=IF([.$N53]=&quot;&quot;;&quot;&quot;;CONCATENATE(&quot;$&quot;;[.$O53];&quot;$&quot;))" office:value-type="string" office:string-value="$\frac{e}{m_e}$" calcext:value-type="string">
            <text:p>$\frac{e}{m_e}$</text:p>
          </table:table-cell>
          <table:table-cell table:style-name="ce28"/>
          <table:table-cell table:style-name="ce28" table:formula="of:=IF([.$N53]=&quot;&quot;;&quot;&quot;;CONCATENATE(&quot;$&quot;;[.$O53];&quot;$&quot;))" office:value-type="string" office:string-value="$\frac{e}{m_e}$" calcext:value-type="string">
            <text:p>$\frac{e}{m_e}$</text:p>
          </table:table-cell>
          <table:table-cell table:style-name="ce28" table:formula="of:=IF([.N53]=&quot;&quot;;&quot;&quot;;[.N53])" office:value-type="string" office:string-value="Spezifische Ladung des Elektrons" calcext:value-type="string">
            <text:p>Spezifische Ladung des Elektrons</text:p>
          </table:table-cell>
          <table:table-cell table:style-name="ce28"/>
          <table:table-cell table:style-name="ce34" office:value-type="string" calcext:value-type="string">
            <text:p>$e / m_e$</text:p>
          </table:table-cell>
          <table:table-cell table:style-name="ce28" table:formula="of:=IF([.N53]=&quot;&quot;;&quot;&quot;;[.N53])" office:value-type="string" office:string-value="Spezifische Ladung des Elektrons" calcext:value-type="string">
            <text:p>Spezifische Ladung des Elektrons</text:p>
          </table:table-cell>
          <table:table-cell table:style-name="ce28"/>
          <table:table-cell table:style-name="ce28" table:formula="of:=IF([.N53]=&quot;&quot;;&quot;&quot;;CONCATENATE(&quot;\SI{&quot;;[.Q53];&quot;}{&quot;;[.S53];&quot;}&quot;))" office:value-type="string" office:string-value="\SI{1.76e11}{\coulomb\per\kilogram}" calcext:value-type="string">
            <text:p>\SI{1.76e11}{\coulomb\per\kilogram}</text:p>
          </table:table-cell>
          <table:table-cell table:style-name="ce34"/>
          <table:table-cell table:style-name="ce28"/>
          <table:table-cell office:value-type="string" calcext:value-type="string">
            <text:p>Spezifische Ladung des Elektrons</text:p>
          </table:table-cell>
          <table:table-cell office:value-type="string" calcext:value-type="string">
            <text:p>\frac{e}{m_e}</text:p>
          </table:table-cell>
          <table:table-cell/>
          <table:table-cell office:value-type="string" calcext:value-type="string">
            <text:p>1.76e11</text:p>
          </table:table-cell>
          <table:table-cell office:value-type="string" calcext:value-type="string">
            <text:p>C/ kg </text:p>
          </table:table-cell>
          <table:table-cell office:value-type="string" calcext:value-type="string">
            <text:p>\coulomb\per\kilogram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54]=&quot;&quot;;&quot;&quot;;[.N54])" office:value-type="string" office:string-value="Molare Gaskonstante" calcext:value-type="string">
            <text:p>Molare Gaskonstante</text:p>
          </table:table-cell>
          <table:table-cell table:style-name="ce28" table:formula="of:=IF([.$N54]=&quot;&quot;;&quot;&quot;;CONCATENATE(&quot;$&quot;;[.$O54];&quot;$&quot;))" office:value-type="string" office:string-value="$R_m$" calcext:value-type="string">
            <text:p>$R_m$</text:p>
          </table:table-cell>
          <table:table-cell table:style-name="ce28"/>
          <table:table-cell table:style-name="ce28" table:formula="of:=IF([.$N54]=&quot;&quot;;&quot;&quot;;CONCATENATE(&quot;$&quot;;[.$O54];&quot;$&quot;))" office:value-type="string" office:string-value="$R_m$" calcext:value-type="string">
            <text:p>$R_m$</text:p>
          </table:table-cell>
          <table:table-cell table:style-name="ce28" table:formula="of:=IF([.N54]=&quot;&quot;;&quot;&quot;;[.N54])" office:value-type="string" office:string-value="Molare Gaskonstante" calcext:value-type="string">
            <text:p>Molare Gaskonstante</text:p>
          </table:table-cell>
          <table:table-cell table:style-name="ce28"/>
          <table:table-cell table:style-name="ce34" office:value-type="string" calcext:value-type="string">
            <text:p>$N_A\cdot k_B$</text:p>
          </table:table-cell>
          <table:table-cell table:style-name="ce28" table:formula="of:=IF([.$N54]=&quot;&quot;;&quot;&quot;;CONCATENATE(&quot;$&quot;;[.$O54];&quot;$&quot;))" office:value-type="string" office:string-value="$R_m$" calcext:value-type="string">
            <text:p>$R_m$</text:p>
          </table:table-cell>
          <table:table-cell table:style-name="ce28"/>
          <table:table-cell table:style-name="ce28" table:formula="of:=IF([.N54]=&quot;&quot;;&quot;&quot;;CONCATENATE(&quot;\SI{&quot;;[.Q54];&quot;}{&quot;;[.S54];&quot;}&quot;))" office:value-type="string" office:string-value="\SI{8.314}{\joule\per\mol\per\kelvin}" calcext:value-type="string">
            <text:p>\SI{8.314}{\joule\per\mol\per\kelvin}</text:p>
          </table:table-cell>
          <table:table-cell table:style-name="ce28" table:formula="of:=IF([.$N54]=&quot;&quot;;&quot;&quot;;CONCATENATE(&quot;$&quot;;[.$O54];&quot;$&quot;))" office:value-type="string" office:string-value="$R_m$" calcext:value-type="string">
            <text:p>$R_m$</text:p>
          </table:table-cell>
          <table:table-cell table:style-name="ce28"/>
          <table:table-cell office:value-type="string" calcext:value-type="string">
            <text:p>Molare Gaskonstante</text:p>
          </table:table-cell>
          <table:table-cell office:value-type="string" calcext:value-type="string">
            <text:p>R_m</text:p>
          </table:table-cell>
          <table:table-cell office:value-type="string" calcext:value-type="string">
            <text:p>N_A * k_B</text:p>
          </table:table-cell>
          <table:table-cell office:value-type="string" calcext:value-type="string">
            <text:p>8.314</text:p>
          </table:table-cell>
          <table:table-cell office:value-type="string" calcext:value-type="string">
            <text:p>J/(K kmol)</text:p>
          </table:table-cell>
          <table:table-cell office:value-type="string" calcext:value-type="string">
            <text:p>\joule\per\mol\per\kelvin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55]=&quot;&quot;;&quot;&quot;;[.N55])" office:value-type="string" office:string-value="Rydberg-Konstante" calcext:value-type="string">
            <text:p>Rydberg-Konstante</text:p>
          </table:table-cell>
          <table:table-cell table:style-name="ce28" table:formula="of:=IF([.$N55]=&quot;&quot;;&quot;&quot;;CONCATENATE(&quot;$&quot;;[.$O55];&quot;$&quot;))" office:value-type="string" office:string-value="$R_\infty$" calcext:value-type="string">
            <text:p>$R_\infty$</text:p>
          </table:table-cell>
          <table:table-cell table:style-name="ce28"/>
          <table:table-cell table:style-name="ce28" table:formula="of:=IF([.$N55]=&quot;&quot;;&quot;&quot;;CONCATENATE(&quot;$&quot;;[.$O55];&quot;$&quot;))" office:value-type="string" office:string-value="$R_\infty$" calcext:value-type="string">
            <text:p>$R_\infty$</text:p>
          </table:table-cell>
          <table:table-cell table:style-name="ce28" table:formula="of:=IF([.N55]=&quot;&quot;;&quot;&quot;;[.N55])" office:value-type="string" office:string-value="Rydberg-Konstante" calcext:value-type="string">
            <text:p>Rydberg-Konstante</text:p>
          </table:table-cell>
          <table:table-cell table:style-name="ce28"/>
          <table:table-cell table:style-name="ce34" table:number-columns-repeated="2"/>
          <table:table-cell table:style-name="ce28"/>
          <table:table-cell table:style-name="ce28" table:formula="of:=IF([.N55]=&quot;&quot;;&quot;&quot;;CONCATENATE(&quot;\SI{&quot;;[.Q55];&quot;}{&quot;;[.S55];&quot;}&quot;))" office:value-type="string" office:string-value="\SI{1.097e7}{\per\m}" calcext:value-type="string">
            <text:p>\SI{1.097e7}{\per\m}</text:p>
          </table:table-cell>
          <table:table-cell table:style-name="ce28" table:formula="of:=IF([.$N55]=&quot;&quot;;&quot;&quot;;CONCATENATE(&quot;$&quot;;[.$O55];&quot;$&quot;))" office:value-type="string" office:string-value="$R_\infty$" calcext:value-type="string">
            <text:p>$R_\infty$</text:p>
          </table:table-cell>
          <table:table-cell table:style-name="ce28"/>
          <table:table-cell office:value-type="string" calcext:value-type="string">
            <text:p>Rydberg-Konstante</text:p>
          </table:table-cell>
          <table:table-cell office:value-type="string" calcext:value-type="string">
            <text:p>R_\infty</text:p>
          </table:table-cell>
          <table:table-cell/>
          <table:table-cell office:value-type="string" calcext:value-type="string">
            <text:p>1.097e7</text:p>
          </table:table-cell>
          <table:table-cell office:value-type="string" calcext:value-type="string">
            <text:p>m^-1</text:p>
          </table:table-cell>
          <table:table-cell office:value-type="string" calcext:value-type="string">
            <text:p>\per\m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56]=&quot;&quot;;&quot;&quot;;[.N56])" office:value-type="string" office:string-value="Rydberg-Frequenz" calcext:value-type="string">
            <text:p>Rydberg-Frequenz</text:p>
          </table:table-cell>
          <table:table-cell table:style-name="ce28" table:formula="of:=IF([.$N56]=&quot;&quot;;&quot;&quot;;CONCATENATE(&quot;$&quot;;[.$O56];&quot;$&quot;))" office:value-type="string" office:string-value="$f_R$" calcext:value-type="string">
            <text:p>$f_R$</text:p>
          </table:table-cell>
          <table:table-cell table:style-name="ce28"/>
          <table:table-cell table:style-name="ce28" table:formula="of:=IF([.$N56]=&quot;&quot;;&quot;&quot;;CONCATENATE(&quot;$&quot;;[.$O56];&quot;$&quot;))" office:value-type="string" office:string-value="$f_R$" calcext:value-type="string">
            <text:p>$f_R$</text:p>
          </table:table-cell>
          <table:table-cell table:style-name="ce28" table:formula="of:=IF([.N56]=&quot;&quot;;&quot;&quot;;[.N56])" office:value-type="string" office:string-value="Rydberg-Frequenz" calcext:value-type="string">
            <text:p>Rydberg-Frequenz</text:p>
          </table:table-cell>
          <table:table-cell table:style-name="ce28"/>
          <table:table-cell table:style-name="ce34" table:number-columns-repeated="2"/>
          <table:table-cell table:style-name="ce28"/>
          <table:table-cell table:style-name="ce28" table:formula="of:=IF([.N56]=&quot;&quot;;&quot;&quot;;CONCATENATE(&quot;\SI{&quot;;[.Q56];&quot;}{&quot;;[.S56];&quot;}&quot;))" office:value-type="string" office:string-value="\SI{3.290e15}{\hertz}" calcext:value-type="string">
            <text:p>\SI{3.290e15}{\hertz}</text:p>
          </table:table-cell>
          <table:table-cell table:style-name="ce28" table:formula="of:=IF([.$N56]=&quot;&quot;;&quot;&quot;;CONCATENATE(&quot;$&quot;;[.$O56];&quot;$&quot;))" office:value-type="string" office:string-value="$f_R$" calcext:value-type="string">
            <text:p>$f_R$</text:p>
          </table:table-cell>
          <table:table-cell table:style-name="ce28"/>
          <table:table-cell office:value-type="string" calcext:value-type="string">
            <text:p>Rydberg-Frequenz</text:p>
          </table:table-cell>
          <table:table-cell office:value-type="string" calcext:value-type="string">
            <text:p>f_R</text:p>
          </table:table-cell>
          <table:table-cell/>
          <table:table-cell office:value-type="string" calcext:value-type="string">
            <text:p>3.290e15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\hertz</text:p>
          </table:table-cell>
          <table:table-cell table:number-columns-repeated="16352"/>
        </table:table-row>
        <table:table-row table:style-name="ro1" table:number-rows-repeated="1048519">
          <table:table-cell table:number-columns-repeated="16371"/>
        </table:table-row>
        <table:table-row table:style-name="ro1">
          <table:table-cell table:number-columns-repeated="1637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" svg:font-family=".AppleSystemUIFont" style:font-family-generic="swiss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 PL SungtiL GB" style:font-family-asian="'AR PL SungtiL GB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9">00/00/0000</text:date>, <text:time style:data-style-name="N2" text:time-value="11:18:33.869405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09T11:18:44.058816000</dc:date>
    <meta:editing-duration>PT4H9M11S</meta:editing-duration>
    <meta:editing-cycles>98</meta:editing-cycles>
    <meta:generator>LibreOffice/26.2.1.2$MacOSX_AARCH64 LibreOffice_project/8399f6259d8c87f40e7255cdb3c9b958f5e08948</meta:generator>
    <meta:print-date>2019-01-01T16:59:37.016746981</meta:print-date>
    <meta:document-statistic meta:table-count="1" meta:cell-count="675" meta:object-count="0"/>
  </office:meta>
</office:document-meta>
</file>